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List_20_Heading">
      <style:text-properties officeooo:rsid="00129716" officeooo:paragraph-rsid="00129716"/>
    </style:style>
    <style:style style:name="P2" style:family="paragraph" style:parent-style-name="List_20_Contents">
      <style:paragraph-properties fo:margin-left="0cm" fo:margin-right="0cm" fo:text-indent="0cm" style:auto-text-indent="false"/>
    </style:style>
    <style:style style:name="P3" style:family="paragraph" style:parent-style-name="List_20_Contents">
      <style:paragraph-properties fo:margin-left="0cm" fo:margin-right="0cm" fo:text-indent="0cm" style:auto-text-indent="false"/>
      <style:text-properties officeooo:paragraph-rsid="0013cf4b"/>
    </style:style>
    <style:style style:name="P4" style:family="paragraph" style:parent-style-name="List_20_Contents">
      <style:paragraph-properties fo:margin-left="0cm" fo:margin-right="0cm" fo:text-indent="0cm" style:auto-text-indent="false"/>
      <style:text-properties fo:font-weight="bold" officeooo:rsid="0013cf4b" officeooo:paragraph-rsid="0013cf4b" style:font-weight-asian="bold" style:font-weight-complex="bold"/>
    </style:style>
    <style:style style:name="P5" style:family="paragraph" style:parent-style-name="List_20_Contents">
      <style:paragraph-properties fo:margin-left="0cm" fo:margin-right="0cm" fo:text-indent="0cm" style:auto-text-indent="false"/>
      <style:text-properties fo:font-weight="bold" officeooo:rsid="0015ae8b" officeooo:paragraph-rsid="0015ae8b" style:font-weight-asian="bold" style:font-weight-complex="bold"/>
    </style:style>
    <style:style style:name="P6" style:family="paragraph" style:parent-style-name="List_20_Contents">
      <style:paragraph-properties fo:margin-left="0cm" fo:margin-right="0cm" fo:text-indent="0cm" style:auto-text-indent="false"/>
      <style:text-properties fo:font-weight="bold" officeooo:rsid="001ae519" officeooo:paragraph-rsid="0019b859" style:font-weight-asian="bold" style:font-weight-complex="bold"/>
    </style:style>
    <style:style style:name="P7" style:family="paragraph" style:parent-style-name="List_20_Contents">
      <style:paragraph-properties fo:margin-left="0cm" fo:margin-right="0cm" fo:text-indent="0cm" style:auto-text-indent="false"/>
      <style:text-properties fo:font-weight="bold" officeooo:rsid="001ae519" officeooo:paragraph-rsid="001ae519" style:font-weight-asian="normal" style:font-weight-complex="normal"/>
    </style:style>
    <style:style style:name="P8" style:family="paragraph" style:parent-style-name="List_20_Contents">
      <style:paragraph-properties fo:margin-left="0cm" fo:margin-right="0cm" fo:text-indent="0cm" style:auto-text-indent="false"/>
      <style:text-properties fo:font-weight="bold" officeooo:rsid="001ae519" officeooo:paragraph-rsid="001ae519"/>
    </style:style>
    <style:style style:name="P9" style:family="paragraph" style:parent-style-name="List_20_Contents">
      <style:paragraph-properties fo:margin-left="0cm" fo:margin-right="0cm" fo:text-indent="0cm" style:auto-text-indent="false"/>
      <style:text-properties fo:font-weight="normal" officeooo:rsid="0013cf4b" officeooo:paragraph-rsid="0013cf4b" style:font-weight-asian="normal" style:font-weight-complex="normal"/>
    </style:style>
    <style:style style:name="P10" style:family="paragraph" style:parent-style-name="List_20_Contents">
      <style:paragraph-properties fo:margin-left="0cm" fo:margin-right="0cm" fo:text-indent="0cm" style:auto-text-indent="false"/>
      <style:text-properties fo:font-weight="normal" officeooo:rsid="0015ae8b" officeooo:paragraph-rsid="0015ae8b" style:font-weight-asian="normal" style:font-weight-complex="normal"/>
    </style:style>
    <style:style style:name="P11" style:family="paragraph" style:parent-style-name="List_20_Contents">
      <style:paragraph-properties fo:margin-left="0cm" fo:margin-right="0cm" fo:text-indent="0cm" style:auto-text-indent="false"/>
      <style:text-properties fo:font-weight="normal" officeooo:rsid="0019b859" officeooo:paragraph-rsid="0019b859" style:font-weight-asian="normal" style:font-weight-complex="normal"/>
    </style:style>
    <style:style style:name="P12" style:family="paragraph" style:parent-style-name="List_20_Contents">
      <style:paragraph-properties fo:margin-left="0cm" fo:margin-right="0cm" fo:text-indent="0cm" style:auto-text-indent="false"/>
      <style:text-properties officeooo:paragraph-rsid="0015ae8b"/>
    </style:style>
    <style:style style:name="P13" style:family="paragraph" style:parent-style-name="List_20_Contents">
      <style:paragraph-properties fo:margin-left="0cm" fo:margin-right="0cm" fo:text-indent="0cm" style:auto-text-indent="false"/>
      <style:text-properties officeooo:rsid="0019b859" officeooo:paragraph-rsid="0019b859"/>
    </style:style>
    <style:style style:name="P14" style:family="paragraph" style:parent-style-name="List_20_Contents">
      <style:paragraph-properties fo:margin-left="0cm" fo:margin-right="0cm" fo:text-indent="0cm" style:auto-text-indent="false"/>
      <style:text-properties officeooo:rsid="001ae519" officeooo:paragraph-rsid="001ae519"/>
    </style:style>
    <style:style style:name="P15" style:family="paragraph" style:parent-style-name="List_20_Contents">
      <style:paragraph-properties fo:margin-left="0cm" fo:margin-right="0cm" fo:text-indent="0cm" style:auto-text-indent="false"/>
      <style:text-properties officeooo:paragraph-rsid="001ae519"/>
    </style:style>
    <style:style style:name="P16" style:family="paragraph" style:parent-style-name="List_20_Contents">
      <style:paragraph-properties fo:margin-left="0cm" fo:margin-right="0cm" fo:text-indent="0cm" style:auto-text-indent="false"/>
      <style:text-properties officeooo:rsid="001bfe2e" officeooo:paragraph-rsid="001bfe2e"/>
    </style:style>
    <style:style style:name="P17" style:family="paragraph" style:parent-style-name="List_20_Contents">
      <style:paragraph-properties fo:margin-left="0cm" fo:margin-right="0cm" fo:text-indent="0cm" style:auto-text-indent="false"/>
      <style:text-properties officeooo:rsid="002574b2" officeooo:paragraph-rsid="002574b2"/>
    </style:style>
    <style:style style:name="P18" style:family="paragraph" style:parent-style-name="List_20_Contents">
      <style:paragraph-properties fo:margin-left="0cm" fo:margin-right="0cm" fo:text-indent="0cm" style:auto-text-indent="false"/>
      <style:text-properties officeooo:rsid="002d9e09" officeooo:paragraph-rsid="002d9e09"/>
    </style:style>
    <style:style style:name="P19" style:family="paragraph" style:parent-style-name="List_20_Contents">
      <style:paragraph-properties fo:margin-left="0cm" fo:margin-right="0cm" fo:text-indent="0cm" style:auto-text-indent="false"/>
      <style:text-properties officeooo:rsid="002d9e09" officeooo:paragraph-rsid="003b285e"/>
    </style:style>
    <style:style style:name="P20" style:family="paragraph" style:parent-style-name="List_20_Contents">
      <style:paragraph-properties fo:margin-left="0cm" fo:margin-right="0cm" fo:text-indent="0cm" style:auto-text-indent="false"/>
      <style:text-properties officeooo:rsid="003b285e" officeooo:paragraph-rsid="003b285e"/>
    </style:style>
    <style:style style:name="P21" style:family="paragraph" style:parent-style-name="List_20_Contents">
      <style:paragraph-properties fo:margin-left="0cm" fo:margin-right="0cm" fo:text-indent="0cm" style:auto-text-indent="false"/>
      <style:text-properties officeooo:rsid="0042bdfd" officeooo:paragraph-rsid="0042bdfd"/>
    </style:style>
    <style:style style:name="P22" style:family="paragraph" style:parent-style-name="List_20_Contents">
      <style:paragraph-properties fo:margin-left="0cm" fo:margin-right="0cm" fo:text-indent="0cm" style:auto-text-indent="false"/>
      <style:text-properties officeooo:rsid="0043dddd" officeooo:paragraph-rsid="0043dddd"/>
    </style:style>
    <style:style style:name="P23" style:family="paragraph" style:parent-style-name="List_20_Contents">
      <style:paragraph-properties fo:margin-left="0cm" fo:margin-right="0cm" fo:text-indent="0cm" style:auto-text-indent="false"/>
      <style:text-properties officeooo:rsid="0046e5e7" officeooo:paragraph-rsid="0046e5e7"/>
    </style:style>
    <style:style style:name="P24" style:family="paragraph" style:parent-style-name="List_20_Contents">
      <style:paragraph-properties fo:margin-left="0cm" fo:margin-right="0cm" fo:text-indent="0cm" style:auto-text-indent="false"/>
      <style:text-properties officeooo:rsid="004ab13c" officeooo:paragraph-rsid="004ab13c"/>
    </style:style>
    <style:style style:name="P25" style:family="paragraph" style:parent-style-name="Text_20_body">
      <style:paragraph-properties fo:margin-left="0cm" fo:margin-right="0cm" fo:text-indent="0cm" style:auto-text-indent="false"/>
      <style:text-properties fo:font-weight="normal" officeooo:rsid="0015ae8b" officeooo:paragraph-rsid="0015ae8b" style:font-weight-asian="normal" style:font-weight-complex="normal"/>
    </style:style>
    <style:style style:name="P26" style:family="paragraph" style:parent-style-name="Text_20_body">
      <style:paragraph-properties fo:margin-left="0cm" fo:margin-right="0cm" fo:text-indent="0cm" style:auto-text-indent="false"/>
      <style:text-properties officeooo:paragraph-rsid="0015ae8b"/>
    </style:style>
    <style:style style:name="P27" style:family="paragraph" style:parent-style-name="Text_20_body">
      <style:paragraph-properties fo:margin-left="0cm" fo:margin-right="0cm" fo:text-indent="0cm" style:auto-text-indent="false"/>
      <style:text-properties officeooo:rsid="0016df95" officeooo:paragraph-rsid="0016df95"/>
    </style:style>
    <style:style style:name="P28" style:family="paragraph" style:parent-style-name="Text_20_body">
      <style:paragraph-properties fo:margin-left="0cm" fo:margin-right="0cm" fo:text-indent="0cm" style:auto-text-indent="false"/>
      <style:text-properties fo:font-weight="bold" officeooo:rsid="0016df95" officeooo:paragraph-rsid="0016df95" style:font-weight-asian="bold" style:font-weight-complex="bold"/>
    </style:style>
    <style:style style:name="P29" style:family="paragraph" style:parent-style-name="Text_20_body">
      <style:paragraph-properties fo:margin-left="0cm" fo:margin-right="0cm" fo:text-indent="0cm" style:auto-text-indent="false"/>
      <style:text-properties fo:font-weight="bold" officeooo:rsid="0019b859" officeooo:paragraph-rsid="0019b859" style:font-weight-asian="bold" style:font-weight-complex="bold"/>
    </style:style>
    <style:style style:name="P30" style:family="paragraph" style:parent-style-name="Text_20_body">
      <style:paragraph-properties fo:margin-left="0cm" fo:margin-right="0cm" fo:text-indent="0cm" style:auto-text-indent="false"/>
      <style:text-properties officeooo:rsid="0019b859" officeooo:paragraph-rsid="0019b859"/>
    </style:style>
    <style:style style:name="P31" style:family="paragraph" style:parent-style-name="Text_20_body">
      <style:paragraph-properties fo:margin-left="0cm" fo:margin-right="0cm" fo:text-indent="0cm" style:auto-text-indent="false"/>
      <style:text-properties officeooo:rsid="001ae519" officeooo:paragraph-rsid="001ae519"/>
    </style:style>
    <style:style style:name="P32" style:family="paragraph" style:parent-style-name="Text_20_body">
      <style:paragraph-properties fo:margin-left="0cm" fo:margin-right="0cm" fo:text-indent="0cm" style:auto-text-indent="false"/>
      <style:text-properties officeooo:rsid="003b285e" officeooo:paragraph-rsid="003b285e"/>
    </style:style>
    <style:style style:name="P33" style:family="paragraph" style:parent-style-name="Heading_20_3">
      <style:paragraph-properties fo:margin-left="0cm" fo:margin-right="0cm" fo:text-indent="0cm" style:auto-text-indent="false"/>
      <style:text-properties officeooo:rsid="001bfe2e" officeooo:paragraph-rsid="001bfe2e"/>
    </style:style>
    <style:style style:name="P34" style:family="paragraph" style:parent-style-name="Preformatted_20_Text">
      <style:paragraph-properties fo:margin-left="0cm" fo:margin-right="0cm" fo:text-indent="0cm" style:auto-text-indent="false"/>
      <style:text-properties officeooo:rsid="001ae519" officeooo:paragraph-rsid="001ae519"/>
    </style:style>
    <style:style style:name="P35" style:family="paragraph" style:parent-style-name="Preformatted_20_Text">
      <style:paragraph-properties fo:margin-left="0cm" fo:margin-right="0cm" fo:text-indent="0cm" style:auto-text-indent="false"/>
      <style:text-properties fo:font-weight="bold" officeooo:rsid="001ae519" officeooo:paragraph-rsid="0019b859" style:font-weight-asian="bold" style:font-weight-complex="bold"/>
    </style:style>
    <style:style style:name="P36" style:family="paragraph" style:parent-style-name="Standard">
      <style:paragraph-properties fo:margin-left="0cm" fo:margin-right="0cm" fo:text-indent="0cm" style:auto-text-indent="false"/>
      <style:text-properties officeooo:rsid="001ae519" officeooo:paragraph-rsid="001ae519"/>
    </style:style>
    <style:style style:name="P37" style:family="paragraph" style:parent-style-name="Heading_20_4">
      <style:paragraph-properties fo:margin-left="0cm" fo:margin-right="0cm" fo:text-indent="0cm" style:auto-text-indent="false"/>
      <style:text-properties officeooo:rsid="003b285e" officeooo:paragraph-rsid="003b285e"/>
    </style:style>
    <style:style style:name="P38" style:family="paragraph" style:parent-style-name="Preformatted_20_Text">
      <style:text-properties officeooo:rsid="00129716" officeooo:paragraph-rsid="00129716"/>
    </style:style>
    <style:style style:name="P39" style:family="paragraph" style:parent-style-name="Preformatted_20_Text">
      <style:paragraph-properties fo:margin-left="1cm" fo:margin-right="1cm" fo:text-indent="0cm" style:auto-text-indent="false"/>
    </style:style>
    <style:style style:name="P40" style:family="paragraph" style:parent-style-name="Preformatted_20_Text">
      <style:paragraph-properties fo:margin-left="1cm" fo:margin-right="1cm" fo:margin-top="0cm" fo:margin-bottom="0.499cm" loext:contextual-spacing="false" fo:text-indent="0cm" style:auto-text-indent="false"/>
    </style:style>
    <style:style style:name="P41" style:family="paragraph" style:parent-style-name="Standard">
      <style:text-properties officeooo:rsid="0005b308" officeooo:paragraph-rsid="0005b308"/>
    </style:style>
    <style:style style:name="P42" style:family="paragraph" style:parent-style-name="Standard">
      <style:text-properties officeooo:rsid="0005fb12" officeooo:paragraph-rsid="0005fb12"/>
    </style:style>
    <style:style style:name="P43" style:family="paragraph" style:parent-style-name="Standard">
      <style:text-properties officeooo:rsid="0005fb12" officeooo:paragraph-rsid="000a1fad"/>
    </style:style>
    <style:style style:name="P44" style:family="paragraph" style:parent-style-name="Standard">
      <style:text-properties officeooo:rsid="0005fb12" officeooo:paragraph-rsid="000fb475"/>
    </style:style>
    <style:style style:name="P45" style:family="paragraph" style:parent-style-name="Standard">
      <style:text-properties officeooo:rsid="0005fb12" officeooo:paragraph-rsid="00129716"/>
    </style:style>
    <style:style style:name="P46" style:family="paragraph" style:parent-style-name="Standard">
      <style:text-properties officeooo:rsid="000a823e" officeooo:paragraph-rsid="000a823e"/>
    </style:style>
    <style:style style:name="P47" style:family="paragraph" style:parent-style-name="Standard">
      <style:text-properties officeooo:rsid="000b102c" officeooo:paragraph-rsid="000b102c"/>
    </style:style>
    <style:style style:name="P48" style:family="paragraph" style:parent-style-name="Standard">
      <style:text-properties officeooo:rsid="000fb705" officeooo:paragraph-rsid="000fb705"/>
    </style:style>
    <style:style style:name="P49" style:family="paragraph" style:parent-style-name="Standard">
      <style:text-properties officeooo:rsid="000fb705" officeooo:paragraph-rsid="000fddf5"/>
    </style:style>
    <style:style style:name="P50" style:family="paragraph" style:parent-style-name="Standard">
      <style:text-properties officeooo:rsid="000fddf5" officeooo:paragraph-rsid="000fddf5"/>
    </style:style>
    <style:style style:name="P51" style:family="paragraph" style:parent-style-name="Standard">
      <style:text-properties officeooo:rsid="00117cf3" officeooo:paragraph-rsid="00117cf3"/>
    </style:style>
    <style:style style:name="P52" style:family="paragraph" style:parent-style-name="Standard">
      <style:text-properties officeooo:rsid="00129716" officeooo:paragraph-rsid="00129716"/>
    </style:style>
    <style:style style:name="P53" style:family="paragraph" style:parent-style-name="Standard">
      <style:text-properties officeooo:paragraph-rsid="00129716"/>
    </style:style>
    <style:style style:name="P54" style:family="paragraph" style:parent-style-name="Standard">
      <style:text-properties fo:font-weight="bold" officeooo:rsid="00129716" officeooo:paragraph-rsid="00129716" style:font-weight-asian="bold" style:font-weight-complex="bold"/>
    </style:style>
    <style:style style:name="P55" style:family="paragraph" style:parent-style-name="Standard">
      <style:text-properties officeooo:rsid="0015ae8b" officeooo:paragraph-rsid="0015ae8b"/>
    </style:style>
    <style:style style:name="P56" style:family="paragraph" style:parent-style-name="Standard">
      <style:text-properties officeooo:rsid="00181508" officeooo:paragraph-rsid="00181508"/>
    </style:style>
    <style:style style:name="P57" style:family="paragraph" style:parent-style-name="Text_20_body">
      <style:text-properties officeooo:rsid="0005fb12" officeooo:paragraph-rsid="0005fb12"/>
    </style:style>
    <style:style style:name="P58" style:family="paragraph" style:parent-style-name="Text_20_body">
      <style:text-properties officeooo:rsid="00129716" officeooo:paragraph-rsid="00129716"/>
    </style:style>
    <style:style style:name="P59" style:family="paragraph" style:parent-style-name="Text_20_body">
      <style:text-properties officeooo:rsid="0013cf4b" officeooo:paragraph-rsid="0013cf4b"/>
    </style:style>
    <style:style style:name="P60" style:family="paragraph" style:parent-style-name="Text_20_body">
      <style:text-properties officeooo:rsid="0015ae8b" officeooo:paragraph-rsid="0015ae8b"/>
    </style:style>
    <style:style style:name="P61" style:family="paragraph" style:parent-style-name="Text_20_body">
      <style:text-properties officeooo:rsid="0005b308" officeooo:paragraph-rsid="0005b308"/>
    </style:style>
    <style:style style:name="P62" style:family="paragraph" style:parent-style-name="Text_20_body">
      <style:text-properties officeooo:rsid="00384237" officeooo:paragraph-rsid="00384237"/>
    </style:style>
    <style:style style:name="P63" style:family="paragraph" style:parent-style-name="Preformatted_20_Text">
      <style:paragraph-properties fo:margin-top="0cm" fo:margin-bottom="0.499cm" loext:contextual-spacing="false"/>
    </style:style>
    <style:style style:name="P64" style:family="paragraph" style:parent-style-name="Standard">
      <style:paragraph-properties fo:margin-top="0cm" fo:margin-bottom="0.499cm" loext:contextual-spacing="false"/>
    </style:style>
    <style:style style:name="P65" style:family="paragraph" style:parent-style-name="Text_20_body">
      <style:paragraph-properties fo:margin-top="0cm" fo:margin-bottom="0cm" loext:contextual-spacing="false"/>
    </style:style>
    <style:style style:name="P66" style:family="paragraph" style:parent-style-name="Text_20_body" style:list-style-name="L1"/>
    <style:style style:name="P67" style:family="paragraph" style:parent-style-name="Text_20_body" style:list-style-name="L2"/>
    <style:style style:name="P68" style:family="paragraph" style:parent-style-name="Text_20_body" style:list-style-name="L3"/>
    <style:style style:name="P69" style:family="paragraph" style:parent-style-name="Text_20_body" style:list-style-name="L4"/>
    <style:style style:name="P70" style:family="paragraph" style:parent-style-name="Text_20_body" style:list-style-name="L5"/>
    <style:style style:name="P71" style:family="paragraph" style:parent-style-name="Text_20_body" style:list-style-name="L6"/>
    <style:style style:name="P72" style:family="paragraph" style:parent-style-name="Text_20_body" style:list-style-name="L7"/>
    <style:style style:name="P73" style:family="paragraph" style:parent-style-name="Text_20_body" style:list-style-name="L8"/>
    <style:style style:name="P74" style:family="paragraph" style:parent-style-name="Text_20_body" style:list-style-name="L9"/>
    <style:style style:name="P75" style:family="paragraph" style:parent-style-name="Text_20_body" style:list-style-name="L1">
      <style:paragraph-properties fo:margin-top="0cm" fo:margin-bottom="0cm" loext:contextual-spacing="false"/>
    </style:style>
    <style:style style:name="P76" style:family="paragraph" style:parent-style-name="Text_20_body" style:list-style-name="L2">
      <style:paragraph-properties fo:margin-top="0cm" fo:margin-bottom="0cm" loext:contextual-spacing="false"/>
    </style:style>
    <style:style style:name="P77" style:family="paragraph" style:parent-style-name="Text_20_body" style:list-style-name="L4">
      <style:paragraph-properties fo:margin-top="0cm" fo:margin-bottom="0cm" loext:contextual-spacing="false"/>
    </style:style>
    <style:style style:name="P78" style:family="paragraph" style:parent-style-name="Text_20_body" style:list-style-name="L5">
      <style:paragraph-properties fo:margin-top="0cm" fo:margin-bottom="0cm" loext:contextual-spacing="false"/>
    </style:style>
    <style:style style:name="P79" style:family="paragraph" style:parent-style-name="Text_20_body" style:list-style-name="L6">
      <style:paragraph-properties fo:margin-top="0cm" fo:margin-bottom="0cm" loext:contextual-spacing="false"/>
    </style:style>
    <style:style style:name="P80" style:family="paragraph" style:parent-style-name="Text_20_body" style:list-style-name="L7">
      <style:paragraph-properties fo:margin-top="0cm" fo:margin-bottom="0cm" loext:contextual-spacing="false"/>
    </style:style>
    <style:style style:name="P81" style:family="paragraph" style:parent-style-name="Text_20_body" style:list-style-name="L9">
      <style:paragraph-properties fo:margin-top="0cm" fo:margin-bottom="0cm" loext:contextual-spacing="false"/>
    </style:style>
    <style:style style:name="T1" style:family="text">
      <style:text-properties officeooo:rsid="0005fb12"/>
    </style:style>
    <style:style style:name="T2" style:family="text">
      <style:text-properties officeooo:rsid="0009993c"/>
    </style:style>
    <style:style style:name="T3" style:family="text">
      <style:text-properties officeooo:rsid="000a1fad"/>
    </style:style>
    <style:style style:name="T4" style:family="text">
      <style:text-properties officeooo:rsid="000a6272"/>
    </style:style>
    <style:style style:name="T5" style:family="text">
      <style:text-properties officeooo:rsid="000b102c"/>
    </style:style>
    <style:style style:name="T6" style:family="text">
      <style:text-properties officeooo:rsid="000e2798"/>
    </style:style>
    <style:style style:name="T7" style:family="text">
      <style:text-properties officeooo:rsid="000f343f"/>
    </style:style>
    <style:style style:name="T8" style:family="text">
      <style:text-properties officeooo:rsid="000fb475"/>
    </style:style>
    <style:style style:name="T9" style:family="text">
      <style:text-properties officeooo:rsid="000fddf5"/>
    </style:style>
    <style:style style:name="T10" style:family="text">
      <style:text-properties officeooo:rsid="000ffec1"/>
    </style:style>
    <style:style style:name="T11" style:family="text">
      <style:text-properties officeooo:rsid="00129716"/>
    </style:style>
    <style:style style:name="T12" style:family="text">
      <style:text-properties fo:font-style="italic"/>
    </style:style>
    <style:style style:name="T13" style:family="text">
      <style:text-properties fo:font-weight="bold"/>
    </style:style>
    <style:style style:name="T14" style:family="text">
      <style:text-properties fo:font-weight="bold" style:font-weight-asian="bold" style:font-weight-complex="bold"/>
    </style:style>
    <style:style style:name="T15" style:family="text">
      <style:text-properties fo:font-weight="bold" officeooo:rsid="0013cf4b" style:font-weight-asian="bold" style:font-weight-complex="bold"/>
    </style:style>
    <style:style style:name="T16" style:family="text">
      <style:text-properties fo:font-weight="bold" officeooo:rsid="001ae519" style:font-weight-asian="bold" style:font-weight-complex="bold"/>
    </style:style>
    <style:style style:name="T17" style:family="text">
      <style:text-properties officeooo:rsid="001565d3"/>
    </style:style>
    <style:style style:name="T18" style:family="text">
      <style:text-properties fo:font-weight="normal" officeooo:rsid="0015ae8b" style:font-weight-asian="normal" style:font-weight-complex="normal"/>
    </style:style>
    <style:style style:name="T19" style:family="text">
      <style:text-properties officeooo:rsid="0016df95"/>
    </style:style>
    <style:style style:name="T20" style:family="text">
      <style:text-properties officeooo:rsid="001ae519"/>
    </style:style>
    <style:style style:name="T21" style:family="text">
      <style:text-properties officeooo:rsid="001bfe2e"/>
    </style:style>
    <style:style style:name="T22" style:family="text">
      <style:text-properties officeooo:rsid="001eac9d"/>
    </style:style>
    <style:style style:name="T23" style:family="text">
      <style:text-properties officeooo:rsid="001fb0b4"/>
    </style:style>
    <style:style style:name="T24" style:family="text">
      <style:text-properties officeooo:rsid="0023c76f"/>
    </style:style>
    <style:style style:name="T25" style:family="text">
      <style:text-properties officeooo:rsid="002712c5"/>
    </style:style>
    <style:style style:name="T26" style:family="text">
      <style:text-properties officeooo:rsid="002cb593"/>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questions/34052975/answer/submit"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a xlink:type="simple" xlink:href="https://stackoverflow.com/questions/8395809/online-http-client" text:style-name="Internet_20_link" text:visited-style-name="Visited_20_Internet_20_Link">https://stackoverflow.com/questions/8395809/online-http-client</text:a> <text:span text:style-name="T26">[To test your c server]</text:span></text:p>
      <text:p text:style-name="Standard"><text:a xlink:type="simple" xlink:href="https://stackoverflow.com/questions/16508685/understanding-inaddr-any-for-socket-programming" text:style-name="Internet_20_link" text:visited-style-name="Visited_20_Internet_20_Link">https://stackoverflow.com/questions/16508685/understanding-inaddr-any-for-socket-programming</text:a></text:p>
      <text:p text:style-name="Standard"/>
      <text:p text:style-name="Standard">The error code should be wrapped in a header and a message body with a simple</text:p>
      <text:p text:style-name="Standard">error page.</text:p>
      <text:p text:style-name="Standard">e.g. “&lt;html&gt; &lt;body&gt;Error code = “error_code”&lt;/body&gt;&lt;/html&gt;”</text:p>
      <text:p text:style-name="Standard"/>
      <text:p text:style-name="P41">Problem: HTML was not showing while doc.</text:p>
      <text:p text:style-name="P41">Solution: Remove new line character as fgets reads only till new line.</text:p>
      <text:p text:style-name="P41"/>
      <text:p text:style-name="P61">When compiling and linking, you should use the argument <text:span text:style-name="T13">-pthread </text:span>to the compiler. This takes care of adding in the <text:line-break/>right libraries, etc., for using pthreads. </text:p>
      <text:p text:style-name="P61"/>
      <text:p text:style-name="P62">SETSOCKOPT(): was used to initiatiate connection quickly as before it would not connect quickly and we had to try again and again.</text:p>
      <text:p text:style-name="P41"/>
      <text:p text:style-name="P41"/>
      <text:p text:style-name="P43"><text:span text:style-name="T2">HTTP_</text:span>SERVER:</text:p>
      <text:p text:style-name="P42">1. Read the html file from memory into a buffer</text:p>
      <text:p text:style-name="P42">2. Add a header to the above html file before the data of html file.</text:p>
      <text:p text:style-name="P42">3. Create a socket for the web server (TCP socket) and create an address and bind this socket to port with a local interface.?</text:p>
      <text:p text:style-name="P42">3.a. Find out what bind does?</text:p>
      <text:p text:style-name="P42">4. <text:s/>Start Listening to incoming requests to this port.</text:p>
      <text:p text:style-name="P42">5. Whenever a client comes in.</text:p>
      <text:p text:style-name="P42">5.a. Find out what accept does?</text:p>
      <text:p text:style-name="P42">6. <text:s/>We send the respose that was already made in step 2 and send it.</text:p>
      <text:p text:style-name="P42">7. Then we close the connection.</text:p>
      <text:p text:style-name="P42"/>
      <text:p text:style-name="P48">MULTITHREADEDSERVER.c:</text:p>
      <text:p text:style-name="P48">Till Step4 same as above.</text:p>
      <text:p text:style-name="P48">5. Accept the request from the client.</text:p>
      <text:p text:style-name="P48">6. Create a new thread and call the handle_connection function from this thread</text:p>
      <text:p text:style-name="P48">7. The function handle connection does the following:</text:p>
      <text:p text:style-name="P49">i. <text:span text:style-name="T9">read the contents of request into the buffer <text:s/>untill the buffer is full or endline is encountered.</text:span></text:p>
      <text:p text:style-name="P50">ii. <text:s/>Print the above request.</text:p>
      <text:p text:style-name="P50">Iii. Check the actual path is it exists?</text:p>
      <text:p text:style-name="P50">iv. Open the file client is asking</text:p>
      <text:p text:style-name="P50">v. Read the contents of file into client socket buffer.</text:p>
      <text:p text:style-name="P50"/>
      <text:p text:style-name="P46">IMP:</text:p>
      <text:p text:style-name="P42">Each header line ends with a "\r\n"</text:p>
      <text:p text:style-name="P42"><text:s/>A blank line (another "\r\n") between the headers and the message body.</text:p>
      <text:p text:style-name="P42"/>
      <text:p text:style-name="P47">To know the time taken go back to video series. Link <text:a xlink:type="simple" xlink:href="https://www.youtube.com/watch?v=Pg_4Jz8ZIH4&amp;t=229s" text:style-name="Internet_20_link" text:visited-style-name="Visited_20_Internet_20_Link">https://www.youtube.com/watch?v=Pg_4Jz8ZIH4&amp;t=229s</text:a></text:p>
      <text:p text:style-name="P47"/>
      <text:p text:style-name="P47"/>
      <text:p text:style-name="P42">//<text:span text:style-name="T3">Learn what the ? Functions do.</text:span></text:p>
      <text:p text:style-name="P42"><text:soft-page-break/>//<text:span text:style-name="T3">Change the format of header </text:span><text:span text:style-name="T4">acc to format of the dcoument</text:span><text:span text:style-name="T3">.</text:span></text:p>
      <text:p text:style-name="P42">//<text:span text:style-name="T5">What Jacob Sorbers </text:span><text:a xlink:type="simple" xlink:href="https://www.youtube.com/watch?v=P6Z5K8zmEmc" text:style-name="Internet_20_link" text:visited-style-name="Visited_20_Internet_20_Link"><text:span text:style-name="T5">https://www.youtube.com/watch?v=P6Z5K8zmEmc</text:span></text:a><text:span text:style-name="T5"> video </text:span><text:span text:style-name="T6">(7:31) </text:span><text:span text:style-name="T10">[Condition variable not required now but watch later]</text:span></text:p>
      <text:p text:style-name="P42"/>
      <text:p text:style-name="P42">//<text:span text:style-name="T6">Watch this: </text:span><text:a xlink:type="simple" xlink:href="https://www.youtube.com/watch?v=jCcenSa-8zw" text:style-name="Internet_20_link" text:visited-style-name="Visited_20_Internet_20_Link"><text:span text:style-name="T6">https://www.youtube.com/watch?v=jCcenSa-8zw</text:span></text:a><text:span text:style-name="T6"> (5:43)</text:span></text:p>
      <text:p text:style-name="P44">//<text:span text:style-name="T7">Go through this: </text:span></text:p>
      <text:p text:style-name="P44"><text:a xlink:type="simple" xlink:href="https://stackoverflow.com/questions/22077802/simple-c-example-of-doing-an-http-post-and-consuming-the-response/22135885" text:style-name="Internet_20_link" text:visited-style-name="Visited_20_Internet_20_Link"><text:span text:style-name="T7">https://stackoverflow.com/questions/22077802/simple-c-example-of-doing-an-http-post-and-consuming-the-response/22135885</text:span></text:a></text:p>
      <text:p text:style-name="P44">// <text:span text:style-name="T8">Go through the links: </text:span><text:a xlink:type="simple" xlink:href="http://www2.cs.uh.edu/~gnawali/courses/cosc4377-s12/hw2/http.html#http1.1c1" text:style-name="Internet_20_link" text:visited-style-name="Visited_20_Internet_20_Link"><text:span text:style-name="T8">http://www2.cs.uh.edu/~gnawali/courses/cosc4377-s12/hw2/http.html#http1.1c1</text:span></text:a><text:span text:style-name="T8"> </text:span><text:span text:style-name="T19">(</text:span><text:span text:style-name="T23">10</text:span><text:span text:style-name="T19">0% done)</text:span></text:p>
      <text:p text:style-name="P44">//<text:span text:style-name="T8">Sirs web socket programming link.</text:span></text:p>
      <text:p text:style-name="P44"/>
      <text:p text:style-name="P51">CGI ?? What is the purpose ? Introduction below:</text:p>
      <text:p text:style-name="P44"><text:a xlink:type="simple" xlink:href="https://www.jmarshall.com/easy/cgi/" text:style-name="Internet_20_link" text:visited-style-name="Visited_20_Internet_20_Link">https://www.jmarshall.com/easy/cgi/</text:a></text:p>
      <text:p text:style-name="P44"/>
      <text:p text:style-name="P56">For chat APP: <text:a xlink:type="simple" xlink:href="https://www.freecodecamp.org/news/building-a-chat-application-with-mean-stack-637254d1136d/" text:style-name="Internet_20_link" text:visited-style-name="Visited_20_Internet_20_Link">https://www.freecodecamp.org/news/building-a-chat-application-with-mean-stack-637254d1136d/</text:a> [Look through this to get a feel]</text:p>
      <text:p text:style-name="P55">URL: Uniform resource locator</text:p>
      <text:p text:style-name="P55">URI: Uniform Resource Identifier</text:p>
      <text:p text:style-name="P44"/>
      <text:p text:style-name="P44"/>
      <text:p text:style-name="P54">HTTP TUTORIAL NOTES:<text:span text:style-name="T17">(</text:span>https://www.jmarshall.com/easy/http/<text:span text:style-name="T17">)</text:span></text:p>
      <text:p text:style-name="P52"/>
      <text:p text:style-name="P45">network protocol used to deliver virtually all files and other data (collectively called <text:span text:style-name="T12">resources</text:span>) on the World Wide Web. <text:span text:style-name="T11">Ex: </text:span>HTML files, image files, query results, or anything else. </text:p>
      <text:p text:style-name="P45">place through TCP/IP sockets</text:p>
      <text:p text:style-name="P45"/>
      <text:p text:style-name="P53"><text:span text:style-name="T1"><text:s/></text:span>A browser is an <text:span text:style-name="T12">HTTP client</text:span> because it sends requests to an <text:span text:style-name="T12">HTTP server</text:span> (Web server), which then sends responses back to the client. </text:p>
      <text:p text:style-name="P42"/>
      <text:p text:style-name="P42">The most common kind of resource is a file, but a resource may also be a dynamically-generated query result, the output of a CGI script, a document that is available in several languages, or something else. </text:p>
      <text:p text:style-name="P42"/>
      <text:p text:style-name="P54">Structure of HTTP Transactions: </text:p>
      <text:p text:style-name="P42"/>
      <text:p text:style-name="P57">The format of the request and response messages are similar, and English-oriented. Both kinds of messages consist of: </text:p>
      <text:list xml:id="list1023830105" text:style-name="L1">
        <text:list-item>
          <text:p text:style-name="P75">an initial line, </text:p>
        </text:list-item>
        <text:list-item>
          <text:p text:style-name="P75">zero or more header lines, </text:p>
        </text:list-item>
        <text:list-item>
          <text:p text:style-name="P75">a blank line (i.e. a CRLF by itself), and </text:p>
        </text:list-item>
        <text:list-item>
          <text:p text:style-name="P66">an optional message body (e.g. a file, or query data, or query output). </text:p>
        </text:list-item>
      </text:list>
      <text:p text:style-name="Text_20_body">Put another way, the format of an HTTP message is: </text:p>
      <text:p text:style-name="P39">&lt;initial line, different for request vs. response&gt;</text:p>
      <text:p text:style-name="P39">Header1: value1</text:p>
      <text:p text:style-name="P39">Header2: value2</text:p>
      <text:p text:style-name="P39">Header3: value3</text:p>
      <text:p text:style-name="P39"/>
      <text:p text:style-name="P39">&lt;optional message body goes here, like file contents or query data;</text:p>
      <text:p text:style-name="P40"><text:s/>it can be many lines long, or even binary data $&amp;*%@!^$@&gt;</text:p>
      <text:p text:style-name="P52"><text:soft-page-break/>CR is ascii value 13 and LF is ascii value 10.</text:p>
      <text:p text:style-name="P52"/>
      <text:p text:style-name="P52">A request line has three parts, separated by spaces: a <text:span text:style-name="T12">method</text:span> name, the local path of the requested resource, and the version of HTTP being used.</text:p>
      <text:p text:style-name="P38">GET /path/to/file/index.html HTTP/1.0</text:p>
      <text:p text:style-name="Text_20_body">Notes: </text:p>
      <text:list xml:id="list152748881" text:style-name="L2">
        <text:list-item>
          <text:p text:style-name="P76"><text:span text:style-name="T13">GET</text:span> is the most common HTTP method; it says "give me this resource". Other methods include <text:span text:style-name="T13">POST</text:span> and <text:span text:style-name="T13">HEAD. </text:span>Method names are always uppercase. </text:p>
        </text:list-item>
        <text:list-item>
          <text:p text:style-name="P76">The path is the part of the URL after the host name, also called the <text:span text:style-name="T12">request URI</text:span> (a URI is like a URL, but more general). </text:p>
        </text:list-item>
        <text:list-item>
          <text:p text:style-name="P67">The HTTP version always takes the form "<text:span text:style-name="T13">HTTP/x.x</text:span>", uppercase. </text:p>
        </text:list-item>
      </text:list>
      <text:p text:style-name="P52"/>
      <text:p text:style-name="P58">The initial response line, called the <text:span text:style-name="T12">status line</text:span>, also has three parts separated by spaces: the HTTP version, a <text:span text:style-name="T12">response status code</text:span> that gives the result of the request, and an English <text:span text:style-name="T12">reason phrase</text:span> describing the status code. Typical status lines are: </text:p>
      <text:p text:style-name="P40">HTTP/1.0 200 OK</text:p>
      <text:p text:style-name="Text_20_body">or </text:p>
      <text:p text:style-name="P40">HTTP/1.0 404 Not Found</text:p>
      <text:p text:style-name="P58">The status code is meant to be computer-readable; the reason phrase is meant to be human-readable, and may vary. </text:p>
      <text:list xml:id="list2044112540" text:style-name="L3">
        <text:list-item>
          <text:p text:style-name="P68">The status code is a three-digit integer, and the first digit identifies the general category of response: </text:p>
        </text:list-item>
      </text:list>
      <text:list xml:id="list3140483293" text:style-name="L4">
        <text:list-item>
          <text:p text:style-name="P77"><text:span text:style-name="T13">1xx</text:span> indicates an informational message only </text:p>
        </text:list-item>
        <text:list-item>
          <text:p text:style-name="P77"><text:span text:style-name="T13">2xx</text:span> indicates success of some kind </text:p>
        </text:list-item>
        <text:list-item>
          <text:p text:style-name="P77"><text:span text:style-name="T13">3xx</text:span> redirects the client to another URL </text:p>
        </text:list-item>
        <text:list-item>
          <text:p text:style-name="P77"><text:span text:style-name="T13">4xx</text:span> indicates an error on the client's part </text:p>
        </text:list-item>
        <text:list-item>
          <text:p text:style-name="P69"><text:span text:style-name="T13">5xx</text:span> indicates an error on the server's part </text:p>
        </text:list-item>
      </text:list>
      <text:p text:style-name="P59">Ex:</text:p>
      <text:p text:style-name="P1"><text:span text:style-name="Teletype"><text:span text:style-name="T13">200 OK</text:span></text:span> </text:p>
      <text:p text:style-name="List_20_Contents">The request succeeded, and the resulting resource (e.g. file or script output) is returned in the message body. </text:p>
      <text:p text:style-name="List_20_Heading"><text:span text:style-name="Teletype"><text:span text:style-name="T13">404 Not Found</text:span></text:span> </text:p>
      <text:p text:style-name="List_20_Contents">The requested resource doesn't exist. </text:p>
      <text:p text:style-name="List_20_Contents"/>
      <text:p text:style-name="P3"><text:span text:style-name="T13">400</text:span> Bad Request <text:span text:style-name="T13">response status code</text:span> </text:p>
      <text:p text:style-name="P3"><text:tab/>indicates that the server cannot or will not process the request due to something that is perceived to be a client <text:span text:style-name="T13">error</text:span> (e.g., malformed request syntax, invalid request message framing, or deceptive request routing).</text:p>
      <text:p text:style-name="P3"/>
      <text:p text:style-name="P3"><text:span text:style-name="T15">403 </text:span>The <text:span text:style-name="T13">HTTP 403</text:span> <text:span text:style-name="T14">Forbidden client</text:span> error <text:span text:style-name="T13">status response code</text:span> indicates that the server understood the request but refuses to authorize it.</text:p>
      <text:p text:style-name="P3"/>
      <text:p text:style-name="P4">Header Lines</text:p>
      <text:p text:style-name="P9"><text:soft-page-break/>Header lines provide information about the request or response, or about the object sent in the message body. (Read about it if required)</text:p>
      <text:p text:style-name="P9"/>
      <text:p text:style-name="P9">Message Body:</text:p>
      <text:p text:style-name="P9">An HTTP message may have a body of data sent after the header lines. In a response, this is where the requested resource is returned to the client (the most common use of the message body), or perhaps explanatory text if there's an error. In a request, this is where user-entered data or uploaded files are sent to the server. </text:p>
      <text:p text:style-name="P9">there are usually header lines in the message that describe the body.</text:p>
      <text:p text:style-name="P9"/>
      <text:p text:style-name="P5">Other HTTP Methods, Like HEAD and POST:</text:p>
      <text:p text:style-name="P9"/>
      <text:p text:style-name="P12"><text:span text:style-name="T18">HEAD: </text:span>A HEAD request asks the server to return the response headers only, and not the actual resource (i.e. no message body). This is useful to check characteristics of a resource without actually downloading it, thus saving bandwidth. Use HEAD when you don't actually need a file's contents. </text:p>
      <text:p text:style-name="Text_20_body">The response to a HEAD request must <text:span text:style-name="T12">never</text:span> contain a message body, just the status line and headers. </text:p>
      <text:p text:style-name="Text_20_body"/>
      <text:p text:style-name="P60">POST: </text:p>
      <text:p text:style-name="P10">A POST request is used to send data to the server to be processed in some way, like by a CGI script.</text:p>
      <text:p text:style-name="P10"/>
      <text:p text:style-name="P25">There's a block of data sent with the request, in the message body. There are usually extra headers to describe this message body, like <text:span text:style-name="Teletype"><text:span text:style-name="T13">Content-Type:</text:span></text:span> and <text:span text:style-name="Teletype"><text:span text:style-name="T13">Content-Length:</text:span></text:span>. </text:p>
      <text:list xml:id="list4250010160" text:style-name="L5">
        <text:list-item>
          <text:p text:style-name="P78">The <text:span text:style-name="T12">request URI</text:span> is not a resource to retrieve; it's usually a program to handle the data you're sending. </text:p>
        </text:list-item>
        <text:list-item>
          <text:p text:style-name="P70">The HTTP response is normally program output, not a static file. </text:p>
        </text:list-item>
      </text:list>
      <text:p text:style-name="P10">The most common use of POST, by far, is to submit HTML form data to CGI scripts. In this case, the <text:span text:style-name="Teletype"><text:span text:style-name="T13">Content-Type:</text:span></text:span> header is usually <text:span text:style-name="Teletype"><text:span text:style-name="T13">application/x-www-form-urlencoded</text:span></text:span>, and the <text:span text:style-name="Teletype"><text:span text:style-name="T13">Content-Length:</text:span></text:span> header gives the length of the URL-encoded form data.</text:p>
      <text:p text:style-name="P10"/>
      <text:p text:style-name="P26"><text:span text:style-name="T18">You can use a POST request to send whatever data you want, not just form submissions. Just make sure the sender and the receiving program agree on the format. </text:span>The GET method can also be used to submit forms. The form data is <text:a xlink:type="simple" xlink:href="https://www.jmarshall.com/easy/http/http_footnotes.html#urlencoding" text:style-name="Internet_20_link" text:visited-style-name="Visited_20_Internet_20_Link">URL-encoded</text:a> and appended to the request URI.</text:p>
      <text:p text:style-name="P26">The three fields in the initial message line should be separated by a single space, but might instead use several spaces, or tabs. Accept any number of spaces or tabs between these fields. </text:p>
      <text:p text:style-name="P27">The above was for HTTP 1.0 now we discuss HTTP 1.1</text:p>
      <text:p text:style-name="P28">HTTP 1.1</text:p>
      <text:p text:style-name="P29">CLIENTS/*</text:p>
      <text:p text:style-name="P26">To comply with HTTP 1.1, clients must </text:p>
      <text:list xml:id="list657648018" text:style-name="L6">
        <text:list-item>
          <text:p text:style-name="P79"><text:a xlink:type="simple" xlink:href="https://www.jmarshall.com/easy/http/#http1.1c1" text:style-name="Internet_20_link" text:visited-style-name="Visited_20_Internet_20_Link">include the </text:a><text:a xlink:type="simple" xlink:href="https://www.jmarshall.com/easy/http/#http1.1c1" text:style-name="Internet_20_link" text:visited-style-name="Visited_20_Internet_20_Link"><text:span text:style-name="Teletype"><text:span text:style-name="T13">Host:</text:span></text:span></text:a><text:a xlink:type="simple" xlink:href="https://www.jmarshall.com/easy/http/#http1.1c1" text:style-name="Internet_20_link" text:visited-style-name="Visited_20_Internet_20_Link"> header with each request</text:a> </text:p>
        </text:list-item>
        <text:list-item>
          <text:p text:style-name="P79"><text:a xlink:type="simple" xlink:href="https://www.jmarshall.com/easy/http/#http1.1c2" text:style-name="Internet_20_link" text:visited-style-name="Visited_20_Internet_20_Link">accept responses with </text:a><text:a xlink:type="simple" xlink:href="https://www.jmarshall.com/easy/http/#http1.1c2" text:style-name="Internet_20_link" text:visited-style-name="Visited_20_Internet_20_Link"><text:span text:style-name="T12">chunked</text:span></text:a><text:a xlink:type="simple" xlink:href="https://www.jmarshall.com/easy/http/#http1.1c2" text:style-name="Internet_20_link" text:visited-style-name="Visited_20_Internet_20_Link"> data</text:a> </text:p>
        </text:list-item>
        <text:list-item>
          <text:p text:style-name="P79"><text:soft-page-break/><text:a xlink:type="simple" xlink:href="https://www.jmarshall.com/easy/http/#http1.1c3" text:style-name="Internet_20_link" text:visited-style-name="Visited_20_Internet_20_Link">either support </text:a><text:a xlink:type="simple" xlink:href="https://www.jmarshall.com/easy/http/#http1.1c3" text:style-name="Internet_20_link" text:visited-style-name="Visited_20_Internet_20_Link"><text:span text:style-name="T12">persistent connections</text:span></text:a><text:a xlink:type="simple" xlink:href="https://www.jmarshall.com/easy/http/#http1.1c3" text:style-name="Internet_20_link" text:visited-style-name="Visited_20_Internet_20_Link">, or include the "</text:a><text:a xlink:type="simple" xlink:href="https://www.jmarshall.com/easy/http/#http1.1c3" text:style-name="Internet_20_link" text:visited-style-name="Visited_20_Internet_20_Link"><text:span text:style-name="Teletype"><text:span text:style-name="T13">Connection: close</text:span></text:span></text:a><text:a xlink:type="simple" xlink:href="https://www.jmarshall.com/easy/http/#http1.1c3" text:style-name="Internet_20_link" text:visited-style-name="Visited_20_Internet_20_Link">" header with each request</text:a> </text:p>
        </text:list-item>
        <text:list-item>
          <text:p text:style-name="P71"><text:a xlink:type="simple" xlink:href="https://www.jmarshall.com/easy/http/#http1.1c4" text:style-name="Internet_20_link" text:visited-style-name="Visited_20_Internet_20_Link">handle the "</text:a><text:a xlink:type="simple" xlink:href="https://www.jmarshall.com/easy/http/#http1.1c4" text:style-name="Internet_20_link" text:visited-style-name="Visited_20_Internet_20_Link"><text:span text:style-name="Teletype"><text:span text:style-name="T13">100 Continue</text:span></text:span></text:a><text:a xlink:type="simple" xlink:href="https://www.jmarshall.com/easy/http/#http1.1c4" text:style-name="Internet_20_link" text:visited-style-name="Visited_20_Internet_20_Link">" response</text:a> </text:p>
        </text:list-item>
      </text:list>
      <text:p text:style-name="P30">HOST:Header</text:p>
      <text:p text:style-name="P26">Starting with HTTP 1.1, one server at one IP address can be <text:span text:style-name="T12">multi-homed</text:span>, i.e. the home of several Web domains. For example, "www.host1.com" and "www.host2.com" can live on the same server. </text:p>
      <text:p text:style-name="P25">Thus, every HTTP request must specify which host name (and possibly port) the request is intended for, with the <text:span text:style-name="Teletype"><text:span text:style-name="T13">Host:</text:span></text:span> header. A complete HTTP 1.1 request might be </text:p>
      <text:p text:style-name="P39">GET /path/file.html HTTP/1.1</text:p>
      <text:p text:style-name="P39">Host: www.host1.com:80</text:p>
      <text:p text:style-name="P40">[blank line here]</text:p>
      <text:p text:style-name="Text_20_body">except the "<text:span text:style-name="Teletype">:80</text:span>" isn't required, since that's the default HTTP port. </text:p>
      <text:p text:style-name="P11">Chunked Transfer Encoding:</text:p>
      <text:p text:style-name="P11"/>
      <text:p text:style-name="P9">If a server wants to start sending a response before knowing its total length (like with long script output), it might use the simple <text:span text:style-name="T12">chunked transfer-encoding</text:span>, which breaks the complete response into smaller chunks and sends them in series. </text:p>
      <text:p text:style-name="P9"/>
      <text:p text:style-name="P13">PERSISTENT Connections and the connection close header:</text:p>
      <text:p text:style-name="P13"/>
      <text:p text:style-name="P3">In HTTP 1.0 and before, TCP connections are closed after each request and response, so each resource to be retrieved requires its own connection</text:p>
      <text:p text:style-name="P3"/>
      <text:p text:style-name="P2">Persistent connections are the default in HTTP 1.1, so nothing special is required to use them. Just open a connection and send several requests in series (called <text:span text:style-name="T12">pipelining</text:span>), and read the responses in the same order as the requests were sent. If you do this, be very careful to read the correct length of each response, to separate them correctly</text:p>
      <text:p text:style-name="P2"/>
      <text:p text:style-name="P2">If a client includes the "<text:span text:style-name="Teletype"><text:span text:style-name="T13">Connection: close</text:span></text:span>" header in the request, then the connection will be closed after the corresponding response. <text:span text:style-name="T13">Use this if you don't support persistent connections</text:span>, or if you know a request will be the last on its connection. Similarly, if a response contains this header, then the server will close the connection following that response, and the client shouldn't send any more requests through that connection</text:p>
      <text:p text:style-name="P2"/>
      <text:p text:style-name="P13">The 100 Continue Response:</text:p>
      <text:p text:style-name="P13"/>
      <text:p text:style-name="P13">*/</text:p>
      <text:p text:style-name="P13"/>
      <text:p text:style-name="P13">SERVERS:</text:p>
      <text:p text:style-name="P30">To comply with HTTP 1.1, servers must: </text:p>
      <text:list xml:id="list1282510761" text:style-name="L7">
        <text:list-item>
          <text:p text:style-name="P80"><text:a xlink:type="simple" xlink:href="https://www.jmarshall.com/easy/http/#http1.1s1" text:style-name="Internet_20_link" text:visited-style-name="Visited_20_Internet_20_Link">require the </text:a><text:a xlink:type="simple" xlink:href="https://www.jmarshall.com/easy/http/#http1.1s1" text:style-name="Internet_20_link" text:visited-style-name="Visited_20_Internet_20_Link"><text:span text:style-name="Teletype"><text:span text:style-name="T13">Host:</text:span></text:span></text:a><text:a xlink:type="simple" xlink:href="https://www.jmarshall.com/easy/http/#http1.1s1" text:style-name="Internet_20_link" text:visited-style-name="Visited_20_Internet_20_Link"> header from HTTP 1.1 clients</text:a> </text:p>
        </text:list-item>
        <text:list-item>
          <text:p text:style-name="P80"><text:a xlink:type="simple" xlink:href="https://www.jmarshall.com/easy/http/#http1.1s2" text:style-name="Internet_20_link" text:visited-style-name="Visited_20_Internet_20_Link">accept absolute URL's in a request</text:a> </text:p>
        </text:list-item>
        <text:list-item>
          <text:p text:style-name="P80"><text:a xlink:type="simple" xlink:href="https://www.jmarshall.com/easy/http/#http1.1s3" text:style-name="Internet_20_link" text:visited-style-name="Visited_20_Internet_20_Link">accept requests with </text:a><text:a xlink:type="simple" xlink:href="https://www.jmarshall.com/easy/http/#http1.1s3" text:style-name="Internet_20_link" text:visited-style-name="Visited_20_Internet_20_Link"><text:span text:style-name="T12">chunked</text:span></text:a><text:a xlink:type="simple" xlink:href="https://www.jmarshall.com/easy/http/#http1.1s3" text:style-name="Internet_20_link" text:visited-style-name="Visited_20_Internet_20_Link"> data</text:a> </text:p>
        </text:list-item>
        <text:list-item>
          <text:p text:style-name="P80"><text:a xlink:type="simple" xlink:href="https://www.jmarshall.com/easy/http/#http1.1s4" text:style-name="Internet_20_link" text:visited-style-name="Visited_20_Internet_20_Link">either support </text:a><text:a xlink:type="simple" xlink:href="https://www.jmarshall.com/easy/http/#http1.1s4" text:style-name="Internet_20_link" text:visited-style-name="Visited_20_Internet_20_Link"><text:span text:style-name="T12">persistent connections</text:span></text:a><text:a xlink:type="simple" xlink:href="https://www.jmarshall.com/easy/http/#http1.1s4" text:style-name="Internet_20_link" text:visited-style-name="Visited_20_Internet_20_Link">, or include the "</text:a><text:a xlink:type="simple" xlink:href="https://www.jmarshall.com/easy/http/#http1.1s4" text:style-name="Internet_20_link" text:visited-style-name="Visited_20_Internet_20_Link"><text:span text:style-name="Teletype"><text:span text:style-name="T13">Connection: close</text:span></text:span></text:a><text:a xlink:type="simple" xlink:href="https://www.jmarshall.com/easy/http/#http1.1s4" text:style-name="Internet_20_link" text:visited-style-name="Visited_20_Internet_20_Link">" header with each response</text:a> </text:p>
        </text:list-item>
        <text:list-item>
          <text:p text:style-name="P80"><text:a xlink:type="simple" xlink:href="https://www.jmarshall.com/easy/http/#http1.1s5" text:style-name="Internet_20_link" text:visited-style-name="Visited_20_Internet_20_Link">use the "</text:a><text:a xlink:type="simple" xlink:href="https://www.jmarshall.com/easy/http/#http1.1s5" text:style-name="Internet_20_link" text:visited-style-name="Visited_20_Internet_20_Link"><text:span text:style-name="Teletype"><text:span text:style-name="T13">100 Continue</text:span></text:span></text:a><text:a xlink:type="simple" xlink:href="https://www.jmarshall.com/easy/http/#http1.1s5" text:style-name="Internet_20_link" text:visited-style-name="Visited_20_Internet_20_Link">" response appropriately</text:a> </text:p>
        </text:list-item>
        <text:list-item>
          <text:p text:style-name="P80"><text:soft-page-break/><text:a xlink:type="simple" xlink:href="https://www.jmarshall.com/easy/http/#http1.1s6" text:style-name="Internet_20_link" text:visited-style-name="Visited_20_Internet_20_Link">include the </text:a><text:a xlink:type="simple" xlink:href="https://www.jmarshall.com/easy/http/#http1.1s6" text:style-name="Internet_20_link" text:visited-style-name="Visited_20_Internet_20_Link"><text:span text:style-name="Teletype"><text:span text:style-name="T13">Date:</text:span></text:span></text:a><text:a xlink:type="simple" xlink:href="https://www.jmarshall.com/easy/http/#http1.1s6" text:style-name="Internet_20_link" text:visited-style-name="Visited_20_Internet_20_Link"> header in each response</text:a> </text:p>
        </text:list-item>
        <text:list-item>
          <text:p text:style-name="P80"><text:a xlink:type="simple" xlink:href="https://www.jmarshall.com/easy/http/#http1.1s7" text:style-name="Internet_20_link" text:visited-style-name="Visited_20_Internet_20_Link">handle requests with </text:a><text:a xlink:type="simple" xlink:href="https://www.jmarshall.com/easy/http/#http1.1s7" text:style-name="Internet_20_link" text:visited-style-name="Visited_20_Internet_20_Link"><text:span text:style-name="Teletype"><text:span text:style-name="T13">If-Modified-Since:</text:span></text:span></text:a><text:a xlink:type="simple" xlink:href="https://www.jmarshall.com/easy/http/#http1.1s7" text:style-name="Internet_20_link" text:visited-style-name="Visited_20_Internet_20_Link"> or </text:a><text:a xlink:type="simple" xlink:href="https://www.jmarshall.com/easy/http/#http1.1s7" text:style-name="Internet_20_link" text:visited-style-name="Visited_20_Internet_20_Link"><text:span text:style-name="Teletype"><text:span text:style-name="T13">If-Unmodified-Since:</text:span></text:span></text:a><text:a xlink:type="simple" xlink:href="https://www.jmarshall.com/easy/http/#http1.1s7" text:style-name="Internet_20_link" text:visited-style-name="Visited_20_Internet_20_Link"> headers</text:a> </text:p>
        </text:list-item>
        <text:list-item>
          <text:p text:style-name="P80"><text:a xlink:type="simple" xlink:href="https://www.jmarshall.com/easy/http/#http1.1s8" text:style-name="Internet_20_link" text:visited-style-name="Visited_20_Internet_20_Link">support at least the GET and HEAD methods</text:a> </text:p>
        </text:list-item>
        <text:list-item>
          <text:p text:style-name="P72"><text:a xlink:type="simple" xlink:href="https://www.jmarshall.com/easy/http/#http1.1s9" text:style-name="Internet_20_link" text:visited-style-name="Visited_20_Internet_20_Link">support HTTP 1.0 requests</text:a> </text:p>
        </text:list-item>
      </text:list>
      <text:p text:style-name="P13"/>
      <text:p text:style-name="P13"><text:span text:style-name="T20">i.<text:tab/></text:span>Because of the urgency of implementing the new <text:span text:style-name="Teletype"><text:span text:style-name="T13">Host:</text:span></text:span> <text:span text:style-name="T14">header,</text:span> servers are not allowed to tolerate HTTP 1.1 requests without it. <text:span text:style-name="T20">Return a </text:span><text:span text:style-name="T16">400 Bad Request without it.</text:span></text:p>
      <text:p text:style-name="P35">HTTP/1.1 400 Bad Request</text:p>
      <text:p text:style-name="Preformatted_20_Text">Content-Type: text/html</text:p>
      <text:p text:style-name="Preformatted_20_Text">Content-Length: 111</text:p>
      <text:p text:style-name="Preformatted_20_Text"/>
      <text:p text:style-name="Preformatted_20_Text">&lt;html&gt;&lt;body&gt;</text:p>
      <text:p text:style-name="Preformatted_20_Text">&lt;h2&gt;No Host: header received&lt;/h2&gt;</text:p>
      <text:p text:style-name="Preformatted_20_Text">HTTP 1.1 requests must include the Host: header.</text:p>
      <text:p text:style-name="P63">&lt;/body&gt;&lt;/html&gt;</text:p>
      <text:p text:style-name="P6"/>
      <text:p text:style-name="P6"/>
      <text:p text:style-name="P13"/>
      <text:p text:style-name="P13"/>
      <text:p text:style-name="P30"><text:span text:style-name="T20">ii.<text:tab/></text:span>The <text:span text:style-name="Teletype"><text:span text:style-name="T13">Host:</text:span></text:span> header is actually an interim solution to the problem of host identification. In future versions of HTTP, requests will use an absolute URL instead of a pathname, like </text:p>
      <text:p text:style-name="P40">GET http://www.somehost.com/path/file.html HTTP/1.2</text:p>
      <text:p text:style-name="Text_20_body">To enable this protocol transition, HTTP 1.1 servers must accept this form of request, even though HTTP 1.1 clients won't send them.</text:p>
      <text:p text:style-name="P13">Just as HTTP 1.1 clients must accept chunked responses, servers must accept chunked requests </text:p>
      <text:p text:style-name="P13"/>
      <text:p text:style-name="P14">iii. Chunked Transfer Encoding:</text:p>
      <text:p text:style-name="P14">Servers must be able to accept chunked requests and cleints must be able to accept chunked responses.</text:p>
      <text:p text:style-name="P14"/>
      <text:p text:style-name="P14">iv. Persistent connections and the Connection: Close Header </text:p>
      <text:p text:style-name="P14">If an HTTP 1.1 client sends multiple requests through a single connection, the server should send responses back in the same order as the requests.</text:p>
      <text:p text:style-name="P14"/>
      <text:p text:style-name="P14">If a request includes the "<text:span text:style-name="Teletype"><text:span text:style-name="T13">Connection: close</text:span></text:span>" header, that request is the final one for the connection and the server should close the connection after sending the response. </text:p>
      <text:p text:style-name="P14">Also, Server should close an idle connection after some timeout period ( 10 seconds ).</text:p>
      <text:p text:style-name="P14"/>
      <text:p text:style-name="P14">don't want to support persistent connections, include the "<text:span text:style-name="Teletype"><text:span text:style-name="T13">Connection: close</text:span></text:span>" header in the response. Use this to close the connection, even if not all requests have been fulfilled.</text:p>
      <text:p text:style-name="P14"><text:s/>The header says that the connection will be closed after the current response, and a valid HTTP 1.1 client will handle it correctly.</text:p>
      <text:p text:style-name="P14"/>
      <text:p text:style-name="P14">v. Using the “100 Continue” Response</text:p>
      <text:p text:style-name="P14">Response helps to deal with slow links</text:p>
      <text:p text:style-name="P31">When an HTTP 1.1 server receives the first line of an HTTP 1.1 (or later) request, it must respond with either "<text:span text:style-name="Teletype"><text:span text:style-name="T13">100 Continue</text:span></text:span>" or an error.</text:p>
      <text:p text:style-name="P31"><text:soft-page-break/>If it sends the "<text:span text:style-name="Teletype"><text:span text:style-name="T13">100 Continue</text:span></text:span>" response, it must also send another, final response, once the request has been processed.</text:p>
      <text:p text:style-name="P31"><text:s/>The "<text:span text:style-name="Teletype"><text:span text:style-name="T13">100 Continue</text:span></text:span>" response requires no headers, but must be followed by the usual blank line, like: </text:p>
      <text:p text:style-name="P39">HTTP/1.1 100 Continue</text:p>
      <text:p text:style-name="P39">[blank line here]</text:p>
      <text:p text:style-name="P40">[another HTTP response will go here]</text:p>
      <text:p text:style-name="Text_20_body">Don't send "<text:span text:style-name="Teletype"><text:span text:style-name="T13">100 Continue</text:span></text:span>" to HTTP 1.0 clients, since they don't know how to handle it. </text:p>
      <text:p text:style-name="P14">vi. The Date: Header:</text:p>
      <text:p text:style-name="P31">Caching is an important improvement in HTTP 1.1, and can't work without timestamped responses. So, servers must timestamp every response with a <text:span text:style-name="Teletype"><text:span text:style-name="T13">Date:</text:span></text:span> header containing the current time, in the form </text:p>
      <text:p text:style-name="P40">Date: Fri, 31 Dec 1999 23:59:59 GMT</text:p>
      <text:p text:style-name="Text_20_body">All responses except those with 100-level status (but including error responses) must include the <text:span text:style-name="Teletype"><text:span text:style-name="T13">Date:</text:span></text:span> header. </text:p>
      <text:p text:style-name="P14"/>
      <text:p text:style-name="P14">vii. Handling Requests with If-Modicfies Since or If UnModified Since Headers:</text:p>
      <text:p text:style-name="P15"><text:span text:style-name="T20">To avoid sending resources that don't need to be sent </text:span>HTTP 1.1 defines the <text:span text:style-name="Teletype"><text:span text:style-name="T13">If-Modified-Since:</text:span></text:span> and <text:span text:style-name="Teletype"><text:span text:style-name="T13">If-Unmodified-Since:</text:span></text:span> request headers.</text:p>
      <text:p text:style-name="P15">The former says "only send the resource if it has changed since this date"; the latter says the opposite.</text:p>
      <text:p text:style-name="P15">only apply these headers when you know the resource would otherwise be sent. </text:p>
      <text:p text:style-name="P15">The <text:span text:style-name="Teletype"><text:span text:style-name="T13">If-Modified-Since:</text:span></text:span> header is used with a GET request.</text:p>
      <text:p text:style-name="P15">The <text:span text:style-name="Teletype"><text:span text:style-name="T13">If-Unmodified-Since:</text:span></text:span> header is similar, but can be used with any method.</text:p>
      <text:p text:style-name="P15"/>
      <text:p text:style-name="P14">Viii. Supporting the GET and HEAD methods:</text:p>
      <text:p text:style-name="P31">If a client requests a method you don't support, respond with "<text:span text:style-name="Teletype"><text:span text:style-name="T13">501 Not Implemented</text:span></text:span>", like </text:p>
      <text:p text:style-name="P39">HTTP/1.1 501 Not Implemented</text:p>
      <text:p text:style-name="P40">[blank line here]</text:p>
      <text:p text:style-name="P14">ix. Supporting HTTP 1.0 Requests:</text:p>
      <text:p text:style-name="P14">To be compatible with older browsers, HTTP 1.1 servers must support HTTP 1.0 requests</text:p>
      <text:p text:style-name="P31">don't require the <text:span text:style-name="Teletype"><text:span text:style-name="T13">Host:</text:span></text:span> header, and </text:p>
      <text:list xml:id="list5891709" text:style-name="L8">
        <text:list-item>
          <text:p text:style-name="P73">don't send the "<text:span text:style-name="Teletype"><text:span text:style-name="T13">100 Continue</text:span></text:span>" response. </text:p>
        </text:list-item>
      </text:list>
      <text:p text:style-name="P14">---------------------------------------------------------------------------------------------------------------------</text:p>
      <text:p text:style-name="P14">HTTP 1.0 is non persistent closed after every request.</text:p>
      <text:p text:style-name="P14">HTTP 1.1 is persistent and services requests to client without closing and closed on close call <text:span text:style-name="T24">or if req reaches the maximum then closed in fifo manner</text:span>?</text:p>
      <text:p text:style-name="P14">---------------------------------------------------------------------------------------------------------------------</text:p>
      <text:p text:style-name="P14"><text:a xlink:type="simple" xlink:href="http://pages.cs.wisc.edu/~dusseau/Classes/CS537-F07/Projects/P2/p2.html" text:style-name="Internet_20_link" text:visited-style-name="Visited_20_Internet_20_Link">http://pages.cs.wisc.edu/~dusseau/Classes/CS537-F07/Projects/P2/p2.html</text:a></text:p>
      <text:p text:style-name="P14"/>
      <text:p text:style-name="P14">A web browser opens an Internet connection to a web server and requests some content with HTTP. The web server responds with the requested content and closes the connection. The browser reads the content and displays it on the screen. </text:p>
      <text:p text:style-name="P14"><text:soft-page-break/></text:p>
      <text:p text:style-name="P14">If a client requests a specific disk file, then this is referred to as static content. If a client requests that a executable file be run and its output returned, then this is dynamic content.</text:p>
      <text:p text:style-name="P14"/>
      <text:p text:style-name="P14">Each file has a unique name known as a URL (Universal Resource Locator). For example, the URL <text:a xlink:type="simple" xlink:href="http://www.cs.wisc.edu/" text:style-name="Internet_20_link" text:visited-style-name="Visited_20_Internet_20_Link">www.cs.wisc.edu:80/index.html</text:a> identifies an HTML file called "/index.html" on Internet host "www.cs.wisc.edu" that is managed by a web server listening on port 80.</text:p>
      <text:p text:style-name="P14"/>
      <text:p text:style-name="P14">An HTTP request (from the web browser to the server) consists of a request line, followed by zero or more request headers, and finally an empty text line. </text:p>
      <text:p text:style-name="P14"/>
      <text:p text:style-name="P14">it consists of a response line, zero or more response headers, an empty text line, and the response body. A response line has the form <text:span text:style-name="Teletype">[version] [status] [message]. </text:span>The <text:span text:style-name="Teletype">status </text:span>is a three-digit positive integer that indicates the state of the request; some common states are 200 for "OK", 403 for "Forbidden", and 404 for "Not found".</text:p>
      <text:p text:style-name="P14"/>
      <text:p text:style-name="P14"><text:span text:style-name="T21">I</text:span>f you would like to see the HTTP protocol in action, you can connect to any web server using <text:span text:style-name="Teletype">telnet.</text:span></text:p>
      <text:p text:style-name="P14"/>
      <text:p text:style-name="P16">BASIC WEB SERVER:</text:p>
      <text:p text:style-name="P16">you should specify port numbers that are greater than about 2000 to avoid active ports. </text:p>
      <text:h text:style-name="P33" text:outline-level="3">Part 1: Multi-threaded Server</text:h>
      <text:p text:style-name="P16">Single-threaded web servers suffer from a fundamental performance problem in that only a single HTTP request can be serviced at a time. </text:p>
      <text:p text:style-name="P16">The simplest approach to building a multi-threaded server is to spawn a new thread for every new http request.</text:p>
      <text:p text:style-name="P16">The OS will then schedule these threads according to its own policy. The advantage of creating these threads is that now short requests will not need to wait for a long request to complete; further, when one thread is blocked (i.e., waiting for disk I/O to finish) the other threads can continue to handle other requests. However, the drawback of the one-thread-per-request approach is that the web server pays the overhead of creating a new thread on every request. </text:p>
      <text:p text:style-name="P16"/>
      <text:p text:style-name="P16">Therefore, the generally preferred approach for a multi-threaded server is to create a <text:span text:style-name="T13">fixed-size pool of worker threads </text:span>when the web server is first started.</text:p>
      <text:p text:style-name="P16">With the pool-of-threads approach, each thread is blocked until there is an http request for it to handle. Therefore, if there are more worker threads than active requests, then some of the threads will be blocked, waiting for new http requests to arrive; if there are more requests than worker threads, then those requests will need to be buffered until there is a ready thread. </text:p>
      <text:p text:style-name="P16"/>
      <text:p text:style-name="P16">Note that the existing web server has a single thread that accepts a connection and then immediately handles the connection; in your web server, this thread should place the connection descriptor into a fixed-size buffer and return to accepting more connections.</text:p>
      <text:p text:style-name="P16"/>
      <text:p text:style-name="P14">Each worker thread is able to handle both static and dynamic requests. </text:p>
      <text:p text:style-name="P14">Note that the master thread and the worker threads are in a producer-consumer relationship and require that their accesses to the shared buffer be synchronized.</text:p>
      <text:p text:style-name="P14">In this project, you are required to use <text:span text:style-name="Teletype">condition variables. </text:span><text:span text:style-name="T13">If your implementation performs any busy-waiting (or spin-waiting) instead, you will be heavily penalized. </text:span></text:p>
      <text:p text:style-name="P7"/>
      <text:p text:style-name="P8"/>
      <text:p text:style-name="P14"><text:a xlink:type="simple" xlink:href="https://github.com/CorySavit/Multithreaded-Web-Server" text:style-name="Internet_20_link" text:visited-style-name="Visited_20_Internet_20_Link">https://github.com/CorySavit/Multithreaded-Web-Server</text:a></text:p>
      <text:p text:style-name="P14"><text:soft-page-break/><text:a xlink:type="simple" xlink:href="https://github.com/pminkov/webserver" text:style-name="Internet_20_link" text:visited-style-name="Visited_20_Internet_20_Link">https://github.com/pminkov/webserver</text:a></text:p>
      <text:p text:style-name="P14"><text:a xlink:type="simple" xlink:href="https://stackoverflow.com/questions/34052975/using-multi-thread-build-a-simple-http-server-in-c" text:style-name="Internet_20_link" text:visited-style-name="Visited_20_Internet_20_Link">https://stackoverflow.com/questions/34052975/using-multi-thread-build-a-simple-http-server-in-c</text:a> <text:span text:style-name="T22">(Go through this before 12.)</text:span></text:p>
      <text:p text:style-name="P14">--------------------------------------------------------------------------------------------------------------------</text:p>
      <text:p text:style-name="P36"><text:span text:style-name="Source_20_Text"/></text:p>
      <text:p text:style-name="Standard"><text:span text:style-name="Source_20_Text"/></text:p>
      <text:section text:style-name="Sect1" text:name="Section1">
        <text:p text:style-name="Text_20_body"><text:bookmark text:name="answer-34067811"/>This is a sample of http server with thread pool which I wrote a year ago:</text:p>
        <text:p text:style-name="Preformatted_20_Text"><text:span text:style-name="Source_20_Text">#include &lt;sys/types.h&gt;</text:span></text:p>
        <text:p text:style-name="Preformatted_20_Text"><text:span text:style-name="Source_20_Text">#include &lt;sys/stat.h&gt;</text:span></text:p>
        <text:p text:style-name="Preformatted_20_Text"><text:span text:style-name="Source_20_Text">#include &lt;fcntl.h&gt;</text:span></text:p>
        <text:p text:style-name="Preformatted_20_Text"><text:span text:style-name="Source_20_Text">#include &lt;limits.h&gt;</text:span></text:p>
        <text:p text:style-name="Preformatted_20_Text"><text:span text:style-name="Source_20_Text">#include &lt;stdio.h&gt;</text:span></text:p>
        <text:p text:style-name="Preformatted_20_Text"><text:span text:style-name="Source_20_Text">#include &lt;stdlib.h&gt;</text:span></text:p>
        <text:p text:style-name="Preformatted_20_Text"><text:span text:style-name="Source_20_Text">#include &lt;assert.h&gt;</text:span></text:p>
        <text:p text:style-name="Preformatted_20_Text"><text:span text:style-name="Source_20_Text">#include &lt;unistd.h&gt;</text:span></text:p>
        <text:p text:style-name="Preformatted_20_Text"><text:span text:style-name="Source_20_Text">#include &lt;pthread.h&gt;</text:span></text:p>
        <text:p text:style-name="Preformatted_20_Text"><text:span text:style-name="Source_20_Text">#include &lt;malloc.h&gt;</text:span></text:p>
        <text:p text:style-name="Preformatted_20_Text"><text:span text:style-name="Source_20_Text">#include &lt;sys/socket.h&gt;</text:span></text:p>
        <text:p text:style-name="Preformatted_20_Text"><text:span text:style-name="Source_20_Text">#include &lt;netinet/in.h&gt;</text:span></text:p>
        <text:p text:style-name="Preformatted_20_Text"><text:span text:style-name="Source_20_Text">#include &lt;arpa/inet.h&gt;</text:span></text:p>
        <text:p text:style-name="Preformatted_20_Text"><text:span text:style-name="Source_20_Text">#include &lt;netdb.h&gt;</text:span></text:p>
        <text:p text:style-name="Preformatted_20_Text"><text:span text:style-name="Source_20_Text">#include &lt;sys/wait.h&gt;</text:span></text:p>
        <text:p text:style-name="Preformatted_20_Text"><text:span text:style-name="Source_20_Text">#include &lt;ctype.h&gt;</text:span></text:p>
        <text:p text:style-name="Preformatted_20_Text"><text:span text:style-name="Source_20_Text">#include &lt;sys/mman.h&gt;</text:span></text:p>
        <text:p text:style-name="Preformatted_20_Text"><text:span text:style-name="Source_20_Text">#include &lt;string.h&gt;</text:span></text:p>
        <text:p text:style-name="Preformatted_20_Text"><text:span text:style-name="Source_20_Text">#include &lt;errno.h&gt;</text:span></text:p>
        <text:p text:style-name="Preformatted_20_Text"><text:span text:style-name="Source_20_Text">#include &lt;dirent.h&gt;</text:span></text:p>
        <text:p text:style-name="Preformatted_20_Text"><text:span text:style-name="Source_20_Text">#include &lt;signal.h&gt;</text:span></text:p>
        <text:p text:style-name="Preformatted_20_Text"/>
        <text:p text:style-name="Preformatted_20_Text"><text:span text:style-name="Source_20_Text">#define KB 1024</text:span></text:p>
        <text:p text:style-name="Preformatted_20_Text"><text:span text:style-name="Source_20_Text">/*function declerations*/</text:span></text:p>
        <text:p text:style-name="Preformatted_20_Text"/>
        <text:p text:style-name="Preformatted_20_Text"><text:span text:style-name="Source_20_Text">void send_content(int fd, int connfd,int isDir,char* path);</text:span></text:p>
        <text:p text:style-name="Preformatted_20_Text"><text:span text:style-name="Source_20_Text">void enqueue(int data);</text:span></text:p>
        <text:p text:style-name="Preformatted_20_Text"><text:span text:style-name="Source_20_Text">void* dequeue(void* ptr);</text:span></text:p>
        <text:p text:style-name="Preformatted_20_Text"><text:span text:style-name="Source_20_Text">void send_to_client(int connfd, char* line);</text:span></text:p>
        <text:p text:style-name="Preformatted_20_Text"/>
        <text:p text:style-name="Preformatted_20_Text"><text:span text:style-name="Source_20_Text">/*global vars*/</text:span></text:p>
        <text:p text:style-name="Preformatted_20_Text"><text:span text:style-name="Source_20_Text">pthread_mutex_t lock;</text:span></text:p>
        <text:p text:style-name="Preformatted_20_Text"><text:span text:style-name="Source_20_Text">pthread_cond_t emp;</text:span></text:p>
        <text:p text:style-name="Preformatted_20_Text"><text:span text:style-name="Source_20_Text">int sock =0;</text:span></text:p>
        <text:p text:style-name="Preformatted_20_Text"><text:span text:style-name="Source_20_Text">int max_threads =0;</text:span></text:p>
        <text:p text:style-name="Preformatted_20_Text"><text:span text:style-name="Source_20_Text">int global_count=0;</text:span></text:p>
        <text:p text:style-name="Preformatted_20_Text"><text:span text:style-name="Source_20_Text">int finished =1;</text:span></text:p>
        <text:p text:style-name="Preformatted_20_Text"><text:span text:style-name="Source_20_Text">int length=0;</text:span></text:p>
        <text:p text:style-name="Preformatted_20_Text"/>
        <text:p text:style-name="Preformatted_20_Text"><text:span text:style-name="Source_20_Text">/*Queue*/</text:span></text:p>
        <text:p text:style-name="Preformatted_20_Text"><text:span text:style-name="Source_20_Text">struct node{</text:span></text:p>
        <text:p text:style-name="Preformatted_20_Text"><text:span text:style-name="Source_20_Text"><text:s text:c="4"/>int info;</text:span></text:p>
        <text:p text:style-name="Preformatted_20_Text"><text:span text:style-name="Source_20_Text"><text:s text:c="4"/>struct node *ptr;</text:span></text:p>
        <text:p text:style-name="Preformatted_20_Text"><text:span text:style-name="Source_20_Text">}*head,*tail;</text:span></text:p>
        <text:p text:style-name="Preformatted_20_Text"><text:span text:style-name="Source_20_Text">struct sigaction ready, last;</text:span></text:p>
        <text:p text:style-name="Preformatted_20_Text"/>
        <text:p text:style-name="Preformatted_20_Text"/>
        <text:p text:style-name="Preformatted_20_Text"/>
        <text:p text:style-name="Preformatted_20_Text"><text:span text:style-name="Source_20_Text">int main(int argc, char** argv){</text:span></text:p>
        <text:p text:style-name="Preformatted_20_Text"/>
        <text:p text:style-name="Preformatted_20_Text"><text:span text:style-name="Source_20_Text"><text:s text:c="4"/>int threads;</text:span></text:p>
        <text:p text:style-name="Preformatted_20_Text"><text:span text:style-name="Source_20_Text"><text:s text:c="4"/>int requests; </text:span></text:p>
        <text:p text:style-name="Preformatted_20_Text"><text:span text:style-name="Source_20_Text"><text:s text:c="4"/>int port;</text:span></text:p>
        <text:p text:style-name="Preformatted_20_Text"><text:span text:style-name="Source_20_Text"><text:s text:c="4"/>int i; </text:span></text:p>
        <text:p text:style-name="Preformatted_20_Text"><text:soft-page-break/><text:span text:style-name="Source_20_Text"><text:s text:c="4"/>int s; </text:span></text:p>
        <text:p text:style-name="Preformatted_20_Text"><text:span text:style-name="Source_20_Text"><text:s text:c="4"/>int len_of_packet=1; </text:span></text:p>
        <text:p text:style-name="Preformatted_20_Text"><text:span text:style-name="Source_20_Text"><text:s text:c="4"/>int fd;</text:span></text:p>
        <text:p text:style-name="Preformatted_20_Text"><text:span text:style-name="Source_20_Text"><text:s text:c="4"/>int port1; </text:span></text:p>
        <text:p text:style-name="Preformatted_20_Text"><text:span text:style-name="Source_20_Text"><text:s text:c="4"/>int file; <text:s text:c="2"/></text:span></text:p>
        <text:p text:style-name="Preformatted_20_Text"><text:span text:style-name="Source_20_Text"><text:s text:c="4"/>char content[16000];</text:span></text:p>
        <text:p text:style-name="Preformatted_20_Text"><text:span text:style-name="Source_20_Text"><text:s text:c="4"/>char <text:s/>*fileContent ;</text:span></text:p>
        <text:p text:style-name="Preformatted_20_Text"><text:span text:style-name="Source_20_Text"><text:s text:c="4"/>int thrd ;</text:span></text:p>
        <text:p text:style-name="Preformatted_20_Text"><text:span text:style-name="Source_20_Text"><text:s text:c="4"/>int rc;</text:span></text:p>
        <text:p text:style-name="Preformatted_20_Text"><text:span text:style-name="Source_20_Text"><text:s text:c="4"/>char method[KB];</text:span></text:p>
        <text:p text:style-name="Preformatted_20_Text"><text:span text:style-name="Source_20_Text"><text:s text:c="4"/>char path[KB];</text:span></text:p>
        <text:p text:style-name="Preformatted_20_Text"><text:span text:style-name="Source_20_Text"><text:s text:c="4"/>int s_len=0; </text:span></text:p>
        <text:p text:style-name="Preformatted_20_Text"><text:span text:style-name="Source_20_Text"><text:s text:c="4"/>int r_len=0;</text:span></text:p>
        <text:p text:style-name="Preformatted_20_Text"><text:span text:style-name="Source_20_Text"><text:s text:c="4"/>int fileLen; </text:span></text:p>
        <text:p text:style-name="Preformatted_20_Text"><text:span text:style-name="Source_20_Text"><text:s text:c="4"/>int parsing;</text:span></text:p>
        <text:p text:style-name="Preformatted_20_Text"><text:span text:style-name="Source_20_Text"><text:s text:c="4"/>unsigned int addr_size;</text:span></text:p>
        <text:p text:style-name="Preformatted_20_Text"><text:span text:style-name="Source_20_Text"><text:s text:c="4"/>struct sockaddr_in serv_addr, client_addr;</text:span></text:p>
        <text:p text:style-name="Preformatted_20_Text"><text:span text:style-name="Source_20_Text"><text:s text:c="4"/>struct stat st;</text:span></text:p>
        <text:p text:style-name="Preformatted_20_Text"><text:span text:style-name="Source_20_Text"><text:s text:c="4"/>struct dirent *entry;</text:span></text:p>
        <text:p text:style-name="Preformatted_20_Text"><text:span text:style-name="Source_20_Text"><text:s text:c="4"/>DIR *dir;</text:span></text:p>
        <text:p text:style-name="Preformatted_20_Text"><text:span text:style-name="Source_20_Text"><text:s text:c="4"/>static fd_set readsocks, socks;</text:span></text:p>
        <text:p text:style-name="Preformatted_20_Text"><text:span text:style-name="Source_20_Text"><text:s text:c="4"/>char buf[KB] ;</text:span></text:p>
        <text:p text:style-name="Preformatted_20_Text"><text:span text:style-name="Source_20_Text"><text:s text:c="4"/>char Uniform_Resource_Identifier[KB];</text:span></text:p>
        <text:p text:style-name="Preformatted_20_Text"><text:span text:style-name="Source_20_Text"><text:s text:c="4"/>int servfd; </text:span></text:p>
        <text:p text:style-name="Preformatted_20_Text"><text:span text:style-name="Source_20_Text"><text:s text:c="4"/>int socket_of_accept; </text:span></text:p>
        <text:p text:style-name="Preformatted_20_Text"/>
        <text:p text:style-name="Preformatted_20_Text"><text:span text:style-name="Source_20_Text"><text:s text:c="4"/>off_t chunk=0;</text:span></text:p>
        <text:p text:style-name="Preformatted_20_Text"><text:span text:style-name="Source_20_Text"><text:s text:c="4"/>size_t readData;</text:span></text:p>
        <text:p text:style-name="Preformatted_20_Text"><text:span text:style-name="Source_20_Text"><text:s text:c="4"/>int sent;</text:span></text:p>
        <text:p text:style-name="Preformatted_20_Text"/>
        <text:p text:style-name="Preformatted_20_Text"><text:span text:style-name="Source_20_Text"><text:s text:c="4"/>assert (argc ==3 || argc ==4);</text:span></text:p>
        <text:p text:style-name="Preformatted_20_Text"/>
        <text:p text:style-name="Preformatted_20_Text"/>
        <text:p text:style-name="Preformatted_20_Text"><text:span text:style-name="Source_20_Text"><text:s text:c="4"/>threads = strtol(argv[1], NULL, 10);</text:span></text:p>
        <text:p text:style-name="Preformatted_20_Text"><text:span text:style-name="Source_20_Text"><text:s text:c="4"/>if ((errno == ERANGE &amp;&amp; (threads == LONG_MAX || threads == LONG_MIN))</text:span></text:p>
        <text:p text:style-name="Preformatted_20_Text"><text:span text:style-name="Source_20_Text"><text:s text:c="12"/>|| (errno != 0 &amp;&amp; threads == 0)) {</text:span></text:p>
        <text:p text:style-name="Preformatted_20_Text"><text:span text:style-name="Source_20_Text"><text:s text:c="8"/>perror("Error: strtol has been failed\n");</text:span></text:p>
        <text:p text:style-name="Preformatted_20_Text"><text:span text:style-name="Source_20_Text"><text:s text:c="8"/>exit(0);</text:span></text:p>
        <text:p text:style-name="Preformatted_20_Text"><text:span text:style-name="Source_20_Text"><text:s text:c="4"/>}</text:span></text:p>
        <text:p text:style-name="Preformatted_20_Text"><text:span text:style-name="Source_20_Text"><text:s text:c="4"/>max_threads = threads;</text:span></text:p>
        <text:p text:style-name="Preformatted_20_Text"><text:span text:style-name="Source_20_Text"><text:s text:c="4"/>requests = strtol(argv[2], NULL, 10);</text:span></text:p>
        <text:p text:style-name="Preformatted_20_Text"><text:span text:style-name="Source_20_Text"><text:s text:c="4"/>if ((errno == ERANGE &amp;&amp; (requests == LONG_MAX || requests == LONG_MIN))</text:span></text:p>
        <text:p text:style-name="Preformatted_20_Text"><text:span text:style-name="Source_20_Text"><text:s text:c="12"/>|| (errno != 0 &amp;&amp; requests == 0)) {</text:span></text:p>
        <text:p text:style-name="Preformatted_20_Text"><text:span text:style-name="Source_20_Text"><text:s text:c="8"/>perror("Error: strtol has been failed\n");</text:span></text:p>
        <text:p text:style-name="Preformatted_20_Text"><text:span text:style-name="Source_20_Text"><text:s text:c="8"/>exit(0);</text:span></text:p>
        <text:p text:style-name="Preformatted_20_Text"><text:span text:style-name="Source_20_Text"><text:s text:c="4"/>}</text:span></text:p>
        <text:p text:style-name="Preformatted_20_Text"><text:span text:style-name="Source_20_Text"><text:s text:c="4"/>port = 80; </text:span></text:p>
        <text:p text:style-name="Preformatted_20_Text"/>
        <text:p text:style-name="Preformatted_20_Text"><text:span text:style-name="Source_20_Text"><text:s text:c="4"/>if (argc == 4){</text:span></text:p>
        <text:p text:style-name="Preformatted_20_Text"><text:span text:style-name="Source_20_Text"><text:s text:c="8"/>port = strtol(argv[3], NULL, 10);</text:span></text:p>
        <text:p text:style-name="Preformatted_20_Text"><text:span text:style-name="Source_20_Text"><text:s text:c="8"/>if ((errno == ERANGE &amp;&amp; (port == LONG_MAX || port == LONG_MIN))</text:span></text:p>
        <text:p text:style-name="Preformatted_20_Text"><text:span text:style-name="Source_20_Text"><text:s text:c="16"/>|| (errno != 0 &amp;&amp; port == 0)) {</text:span></text:p>
        <text:p text:style-name="Preformatted_20_Text"><text:span text:style-name="Source_20_Text"><text:s text:c="12"/>perror("Error: strtol has been failed\n");</text:span></text:p>
        <text:p text:style-name="Preformatted_20_Text"><text:span text:style-name="Source_20_Text"><text:s text:c="12"/>exit(0);</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pthread_t threadsArr[threads];</text:span></text:p>
        <text:p text:style-name="Preformatted_20_Text"/>
        <text:p text:style-name="Preformatted_20_Text"/>
        <text:p text:style-name="Preformatted_20_Text"><text:span text:style-name="Source_20_Text"><text:s text:c="4"/>if(pthread_mutex_init(&amp;lock,NULL)!=0){</text:span></text:p>
        <text:p text:style-name="Preformatted_20_Text"><text:span text:style-name="Source_20_Text"><text:s text:c="8"/>printf("Error: failed to init mutex\n");</text:span></text:p>
        <text:p text:style-name="Preformatted_20_Text"><text:span text:style-name="Source_20_Text"><text:s text:c="8"/>return 1; <text:s text:c="2"/></text:span></text:p>
        <text:p text:style-name="Preformatted_20_Text"><text:span text:style-name="Source_20_Text"><text:s text:c="4"/>}</text:span></text:p>
        <text:p text:style-name="Preformatted_20_Text"><text:soft-page-break/></text:p>
        <text:p text:style-name="Preformatted_20_Text"><text:span text:style-name="Source_20_Text"><text:s text:c="4"/>pthread_cond_init( &amp;emp, NULL);</text:span></text:p>
        <text:p text:style-name="Preformatted_20_Text"/>
        <text:p text:style-name="Preformatted_20_Text"/>
        <text:p text:style-name="Preformatted_20_Text"><text:span text:style-name="Source_20_Text"><text:s text:c="4"/>head=NULL;</text:span></text:p>
        <text:p text:style-name="Preformatted_20_Text"><text:span text:style-name="Source_20_Text"><text:s text:c="4"/>tail=NULL;</text:span></text:p>
        <text:p text:style-name="Preformatted_20_Text"/>
        <text:p text:style-name="Preformatted_20_Text"><text:span text:style-name="Source_20_Text"><text:s text:c="4"/>/*create threads*/</text:span></text:p>
        <text:p text:style-name="Preformatted_20_Text"><text:span text:style-name="Source_20_Text"><text:s text:c="4"/>for (thrd=0; thrd&lt;threads;thrd++){</text:span></text:p>
        <text:p text:style-name="Preformatted_20_Text"><text:span text:style-name="Source_20_Text"><text:s text:c="8"/>rc = pthread_create(&amp;threadsArr[thrd], NULL, <text:s/>dequeue, (void*) &amp;thrd);</text:span></text:p>
        <text:p text:style-name="Preformatted_20_Text"><text:span text:style-name="Source_20_Text"><text:s text:c="8"/>if (rc){</text:span></text:p>
        <text:p text:style-name="Preformatted_20_Text"><text:span text:style-name="Source_20_Text"><text:s text:c="12"/>printf("Error: failed to create thread\n");</text:span></text:p>
        <text:p text:style-name="Preformatted_20_Text"><text:span text:style-name="Source_20_Text"><text:s text:c="12"/>return 1; <text:s text:c="2"/></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 create socket */</text:span></text:p>
        <text:p text:style-name="Preformatted_20_Text"><text:span text:style-name="Source_20_Text"><text:s text:c="4"/>servfd = socket(AF_INET, SOCK_STREAM, 0);</text:span></text:p>
        <text:p text:style-name="Preformatted_20_Text"><text:span text:style-name="Source_20_Text"><text:s text:c="4"/>sock = servfd;</text:span></text:p>
        <text:p text:style-name="Preformatted_20_Text"><text:span text:style-name="Source_20_Text"><text:s text:c="4"/>if (servfd == -1) {</text:span></text:p>
        <text:p text:style-name="Preformatted_20_Text"><text:span text:style-name="Source_20_Text"><text:s text:c="8"/>printf("Error creating socket\n");</text:span></text:p>
        <text:p text:style-name="Preformatted_20_Text"><text:span text:style-name="Source_20_Text"><text:s text:c="8"/>exit(1);</text:span></text:p>
        <text:p text:style-name="Preformatted_20_Text"><text:span text:style-name="Source_20_Text"><text:s text:c="4"/>}</text:span></text:p>
        <text:p text:style-name="Preformatted_20_Text"/>
        <text:p text:style-name="Preformatted_20_Text"><text:span text:style-name="Source_20_Text"><text:s text:c="4"/>/* init prepernces */</text:span></text:p>
        <text:p text:style-name="Preformatted_20_Text"><text:span text:style-name="Source_20_Text"><text:s text:c="4"/>memset(&amp;serv_addr, '0', sizeof(serv_addr));</text:span></text:p>
        <text:p text:style-name="Preformatted_20_Text"><text:span text:style-name="Source_20_Text"><text:s text:c="4"/>serv_addr.sin_family = AF_INET;</text:span></text:p>
        <text:p text:style-name="Preformatted_20_Text"><text:span text:style-name="Source_20_Text"><text:s text:c="4"/>serv_addr.sin_addr.s_addr = htonl(INADDR_ANY);</text:span></text:p>
        <text:p text:style-name="Preformatted_20_Text"><text:span text:style-name="Source_20_Text"><text:s text:c="4"/>serv_addr.sin_port = htons(port);</text:span></text:p>
        <text:p text:style-name="Preformatted_20_Text"/>
        <text:p text:style-name="Preformatted_20_Text"><text:span text:style-name="Source_20_Text"><text:s text:c="4"/>/* bind */</text:span></text:p>
        <text:p text:style-name="Preformatted_20_Text"><text:span text:style-name="Source_20_Text"><text:s text:c="4"/>setsockopt(servfd, SOL_SOCKET, SO_REUSEADDR, (const char *) &amp;len_of_packet,sizeof(int));</text:span></text:p>
        <text:p text:style-name="Preformatted_20_Text"><text:span text:style-name="Source_20_Text"><text:s text:c="4"/>if (bind(servfd, (struct sockaddr*) &amp;serv_addr, sizeof(serv_addr)) == -1) {</text:span></text:p>
        <text:p text:style-name="Preformatted_20_Text"><text:span text:style-name="Source_20_Text"><text:s text:c="8"/>printf("Error: Bind has been failed\n");</text:span></text:p>
        <text:p text:style-name="Preformatted_20_Text"><text:span text:style-name="Source_20_Text"><text:s text:c="8"/>perror ("Bind: ");</text:span></text:p>
        <text:p text:style-name="Preformatted_20_Text"><text:span text:style-name="Source_20_Text"><text:s text:c="8"/>exit(1);</text:span></text:p>
        <text:p text:style-name="Preformatted_20_Text"><text:span text:style-name="Source_20_Text"><text:s text:c="4"/>}</text:span></text:p>
        <text:p text:style-name="Preformatted_20_Text"/>
        <text:p text:style-name="Preformatted_20_Text"><text:span text:style-name="Source_20_Text"><text:s text:c="4"/>/*listen */</text:span></text:p>
        <text:p text:style-name="Preformatted_20_Text"><text:span text:style-name="Source_20_Text"><text:s text:c="4"/>if (listen(servfd, requests) == -1) {</text:span></text:p>
        <text:p text:style-name="Preformatted_20_Text"><text:span text:style-name="Source_20_Text"><text:s text:c="8"/>printf("Error: Listen has been failed\n");</text:span></text:p>
        <text:p text:style-name="Preformatted_20_Text"><text:span text:style-name="Source_20_Text"><text:s text:c="8"/>perror ("Listen: ");</text:span></text:p>
        <text:p text:style-name="Preformatted_20_Text"><text:span text:style-name="Source_20_Text"><text:s text:c="8"/>exit(1); </text:span></text:p>
        <text:p text:style-name="Preformatted_20_Text"><text:span text:style-name="Source_20_Text"><text:s text:c="4"/>}</text:span></text:p>
        <text:p text:style-name="Preformatted_20_Text"/>
        <text:p text:style-name="Preformatted_20_Text"><text:span text:style-name="Source_20_Text"><text:s text:c="4"/>FD_ZERO(&amp;socks);</text:span></text:p>
        <text:p text:style-name="Preformatted_20_Text"><text:span text:style-name="Source_20_Text"><text:s text:c="4"/>FD_SET(servfd, &amp;socks);</text:span></text:p>
        <text:p text:style-name="Preformatted_20_Text"/>
        <text:p text:style-name="Preformatted_20_Text"><text:span text:style-name="Source_20_Text"><text:s text:c="4"/>int startLen = strlen("HTTP/1.0 200 OK\r\n"</text:span></text:p>
        <text:p text:style-name="Preformatted_20_Text"><text:span text:style-name="Source_20_Text"><text:s text:c="12"/>"Content-Type: text/html; charset=UTF-8\r\n\r\n"</text:span></text:p>
        <text:p text:style-name="Preformatted_20_Text"><text:span text:style-name="Source_20_Text"><text:s text:c="12"/>"&lt;doctype !html&gt;&lt;html&gt;&lt;head&gt;&lt;title&gt;&lt;/title&gt;"</text:span></text:p>
        <text:p text:style-name="Preformatted_20_Text"><text:span text:style-name="Source_20_Text"><text:s text:c="12"/>"&lt;style&gt;body"</text:span></text:p>
        <text:p text:style-name="Preformatted_20_Text"><text:span text:style-name="Source_20_Text"><text:s text:c="12"/>"h1 { font-size:4cm; text-align: center; color: black;"</text:span></text:p>
        <text:p text:style-name="Preformatted_20_Text"><text:span text:style-name="Source_20_Text"><text:s text:c="12"/>"}&lt;/style&gt;&lt;/head&gt;"</text:span></text:p>
        <text:p text:style-name="Preformatted_20_Text"><text:span text:style-name="Source_20_Text"><text:s text:c="12"/>"&lt;body&gt;&lt;h1&gt;Service Unavailable (HTTP 503)&lt;/h1&gt;&lt;/body&gt;&lt;/html&gt;\r\n");</text:span></text:p>
        <text:p text:style-name="Preformatted_20_Text"><text:span text:style-name="Source_20_Text"><text:s text:c="4"/>int endLen = strlen("&lt;/h1&gt;&lt;/body&gt;&lt;/html&gt;\r\n");</text:span></text:p>
        <text:p text:style-name="Preformatted_20_Text"/>
        <text:p text:style-name="Preformatted_20_Text"/>
        <text:p text:style-name="Preformatted_20_Text"><text:span text:style-name="Source_20_Text"><text:s text:c="4"/>while(1){</text:span></text:p>
        <text:p text:style-name="Preformatted_20_Text"/>
        <text:p text:style-name="Preformatted_20_Text"><text:span text:style-name="Source_20_Text"><text:s text:c="8"/>sigfillset(&amp;ready.sa_mask);</text:span></text:p>
        <text:p text:style-name="Preformatted_20_Text"><text:span text:style-name="Source_20_Text"><text:s text:c="8"/>ready.sa_handler = SIG_IGN;</text:span></text:p>
        <text:p text:style-name="Preformatted_20_Text"><text:span text:style-name="Source_20_Text"><text:s text:c="8"/>ready.sa_flags = 0;</text:span></text:p>
        <text:p text:style-name="Preformatted_20_Text"><text:soft-page-break/></text:p>
        <text:p text:style-name="Preformatted_20_Text"><text:span text:style-name="Source_20_Text"><text:s text:c="8"/>if (sigaction(SIGINT, &amp;ready,&amp;last) || sigaction(SIGINT,&amp;last,NULL)){</text:span></text:p>
        <text:p text:style-name="Preformatted_20_Text"><text:span text:style-name="Source_20_Text"><text:s text:c="12"/>finished=0;</text:span></text:p>
        <text:p text:style-name="Preformatted_20_Text"><text:span text:style-name="Source_20_Text"><text:s text:c="12"/>for(i=0; i&lt;threads; i++){</text:span></text:p>
        <text:p text:style-name="Preformatted_20_Text"><text:span text:style-name="Source_20_Text"><text:s text:c="16"/>rc = pthread_join(threadsArr[i], NULL);</text:span></text:p>
        <text:p text:style-name="Preformatted_20_Text"><text:span text:style-name="Source_20_Text"><text:s text:c="16"/>if(rc != 0){</text:span></text:p>
        <text:p text:style-name="Preformatted_20_Text"><text:span text:style-name="Source_20_Text"><text:s text:c="20"/>printf("Error: join has been failed\n");</text:span></text:p>
        <text:p text:style-name="Preformatted_20_Text"><text:span text:style-name="Source_20_Text"><text:s text:c="20"/>perror("Join: ");</text:span></text:p>
        <text:p text:style-name="Preformatted_20_Text"><text:span text:style-name="Source_20_Text"><text:s text:c="20"/>return 1; <text:s text:c="2"/></text:span></text:p>
        <text:p text:style-name="Preformatted_20_Text"><text:span text:style-name="Source_20_Text"><text:s text:c="16"/>}</text:span></text:p>
        <text:p text:style-name="Preformatted_20_Text"><text:span text:style-name="Source_20_Text"><text:s text:c="12"/>}</text:span></text:p>
        <text:p text:style-name="Preformatted_20_Text"><text:span text:style-name="Source_20_Text"><text:s text:c="12"/>pthread_mutex_destroy(&amp;lock);</text:span></text:p>
        <text:p text:style-name="Preformatted_20_Text"><text:span text:style-name="Source_20_Text"><text:s text:c="12"/>close(sock);</text:span></text:p>
        <text:p text:style-name="Preformatted_20_Text"><text:span text:style-name="Source_20_Text"><text:s text:c="8"/>}</text:span></text:p>
        <text:p text:style-name="Preformatted_20_Text"/>
        <text:p text:style-name="Preformatted_20_Text"/>
        <text:p text:style-name="Preformatted_20_Text"><text:span text:style-name="Source_20_Text"><text:s text:c="8"/>addr_size = sizeof(client_addr);</text:span></text:p>
        <text:p text:style-name="Preformatted_20_Text"><text:span text:style-name="Source_20_Text"><text:s text:c="8"/>socket_of_accept = accept(servfd, (struct sockaddr *) &amp;client_addr, &amp;addr_size);</text:span></text:p>
        <text:p text:style-name="Preformatted_20_Text"><text:span text:style-name="Source_20_Text"><text:s text:c="8"/>if (socket_of_accept == -1) {</text:span></text:p>
        <text:p text:style-name="Preformatted_20_Text"><text:span text:style-name="Source_20_Text"><text:s text:c="12"/>printf("Error: Accept has been failed\n");</text:span></text:p>
        <text:p text:style-name="Preformatted_20_Text"><text:span text:style-name="Source_20_Text"><text:s text:c="12"/>perror ("Accept: ");</text:span></text:p>
        <text:p text:style-name="Preformatted_20_Text"><text:span text:style-name="Source_20_Text"><text:s text:c="12"/>exit(1);</text:span></text:p>
        <text:p text:style-name="Preformatted_20_Text"><text:span text:style-name="Source_20_Text"><text:s text:c="8"/>}</text:span></text:p>
        <text:p text:style-name="Preformatted_20_Text"/>
        <text:p text:style-name="Preformatted_20_Text"/>
        <text:p text:style-name="Preformatted_20_Text"><text:span text:style-name="Source_20_Text"><text:s text:c="8"/>enqueue(socket_of_accept);</text:span></text:p>
        <text:p text:style-name="Preformatted_20_Text"><text:span text:style-name="Source_20_Text"><text:s text:c="8"/>if (length &lt;= requests){</text:span></text:p>
        <text:p text:style-name="Preformatted_20_Text"/>
        <text:p text:style-name="Preformatted_20_Text"><text:span text:style-name="Source_20_Text"><text:s text:c="12"/>/*recieve message*/</text:span></text:p>
        <text:p text:style-name="Preformatted_20_Text"><text:span text:style-name="Source_20_Text"><text:s text:c="12"/>r_len = recv(socket_of_accept, buf, KB,0);</text:span></text:p>
        <text:p text:style-name="Preformatted_20_Text"><text:span text:style-name="Source_20_Text"><text:s text:c="12"/>if (r_len == -1){</text:span></text:p>
        <text:p text:style-name="Preformatted_20_Text"><text:span text:style-name="Source_20_Text"><text:s text:c="16"/>printf("Error: recieve has been <text:s/>%d\n", socket_of_accept);</text:span></text:p>
        <text:p text:style-name="Preformatted_20_Text"><text:span text:style-name="Source_20_Text"><text:s text:c="16"/>close(socket_of_accept);</text:span></text:p>
        <text:p text:style-name="Preformatted_20_Text"><text:span text:style-name="Source_20_Text"><text:s text:c="16"/>exit(1);</text:span></text:p>
        <text:p text:style-name="Preformatted_20_Text"><text:span text:style-name="Source_20_Text"><text:s text:c="12"/>}</text:span></text:p>
        <text:p text:style-name="Preformatted_20_Text"/>
        <text:p text:style-name="Preformatted_20_Text"><text:span text:style-name="Source_20_Text"><text:s text:c="12"/>sscanf(buf,"%s %s", method, Uniform_Resource_Identifier);</text:span></text:p>
        <text:p text:style-name="Preformatted_20_Text"><text:span text:style-name="Source_20_Text"><text:s text:c="12"/>sscanf(Uniform_Resource_Identifier,"%s", path);</text:span></text:p>
        <text:p text:style-name="Preformatted_20_Text"><text:span text:style-name="Source_20_Text"><text:s text:c="12"/>printf("method = %s, path = %s\n", method, path);</text:span></text:p>
        <text:p text:style-name="Preformatted_20_Text"/>
        <text:p text:style-name="Preformatted_20_Text"><text:span text:style-name="Source_20_Text"><text:s text:c="12"/>/*GET OR POST*/</text:span></text:p>
        <text:p text:style-name="Preformatted_20_Text"><text:span text:style-name="Source_20_Text"><text:s text:c="12"/>if(strcmp(method, "GET")!= 0 &amp;&amp; strcmp(method, "POST") != 0){</text:span></text:p>
        <text:p text:style-name="Preformatted_20_Text"><text:span text:style-name="Source_20_Text"><text:s text:c="16"/>char response[] = "HTTP/1.0 200 OK\r\n"</text:span></text:p>
        <text:p text:style-name="Preformatted_20_Text"><text:span text:style-name="Source_20_Text"><text:s text:c="24"/>"Content-Type: text/html; charset=UTF-8\r\n\r\n"</text:span></text:p>
        <text:p text:style-name="Preformatted_20_Text"><text:span text:style-name="Source_20_Text"><text:s text:c="24"/>"&lt;doctype !html&gt;&lt;html&gt;&lt;head&gt;&lt;title&gt;&lt;/title&gt;"</text:span></text:p>
        <text:p text:style-name="Preformatted_20_Text"><text:span text:style-name="Source_20_Text"><text:s text:c="24"/>"&lt;style&gt;body"</text:span></text:p>
        <text:p text:style-name="Preformatted_20_Text"><text:span text:style-name="Source_20_Text"><text:s text:c="24"/>"h1 { font-size:4cm; text-align: center; color: black;"</text:span></text:p>
        <text:p text:style-name="Preformatted_20_Text"><text:span text:style-name="Source_20_Text"><text:s text:c="24"/>"}&lt;/style&gt;&lt;/head&gt;"</text:span></text:p>
        <text:p text:style-name="Preformatted_20_Text"><text:span text:style-name="Source_20_Text"><text:s text:c="24"/>"&lt;body&gt;&lt;h1&gt;Service Unavailable (HTTP 503)&lt;/h1&gt;&lt;/body&gt;&lt;/html&gt;\r\n";</text:span></text:p>
        <text:p text:style-name="Preformatted_20_Text"><text:span text:style-name="Source_20_Text"><text:s text:c="16"/>s_len = send(socket_of_accept, response, strlen(response), 0);</text:span></text:p>
        <text:p text:style-name="Preformatted_20_Text"><text:span text:style-name="Source_20_Text"><text:s text:c="16"/>if (s_len == -1){</text:span></text:p>
        <text:p text:style-name="Preformatted_20_Text"><text:span text:style-name="Source_20_Text"><text:s text:c="20"/>printf("Error: failed to send message %s to client %d\n", response, socket_of_accept);</text:span></text:p>
        <text:p text:style-name="Preformatted_20_Text"><text:span text:style-name="Source_20_Text"><text:s text:c="20"/>close(socket_of_accept);</text:span></text:p>
        <text:p text:style-name="Preformatted_20_Text"><text:span text:style-name="Source_20_Text"><text:s text:c="20"/>exit(1);</text:span></text:p>
        <text:p text:style-name="Preformatted_20_Text"><text:span text:style-name="Source_20_Text"><text:s text:c="16"/>}</text:span></text:p>
        <text:p text:style-name="Preformatted_20_Text"><text:span text:style-name="Source_20_Text"><text:s text:c="12"/>}</text:span></text:p>
        <text:p text:style-name="Preformatted_20_Text"/>
        <text:p text:style-name="Preformatted_20_Text"><text:span text:style-name="Source_20_Text"><text:s text:c="12"/>if (stat(path, &amp;st) == -1){ /*file not found*/</text:span></text:p>
        <text:p text:style-name="Preformatted_20_Text"><text:span text:style-name="Source_20_Text"><text:s text:c="16"/>char response[] = "HTTP/1.0 200 OK\r\n"</text:span></text:p>
        <text:p text:style-name="Preformatted_20_Text"><text:span text:style-name="Source_20_Text"><text:s text:c="24"/>"Content-Type: text/html; charset=UTF-8\r\n\r\n"</text:span></text:p>
        <text:p text:style-name="Preformatted_20_Text"><text:span text:style-name="Source_20_Text"><text:s text:c="24"/>"&lt;doctype !html&gt;&lt;html&gt;&lt;head&gt;&lt;title&gt;&lt;/title&gt;"</text:span></text:p>
        <text:p text:style-name="Preformatted_20_Text"><text:soft-page-break/><text:span text:style-name="Source_20_Text"><text:s text:c="24"/>"&lt;style&gt;body"</text:span></text:p>
        <text:p text:style-name="Preformatted_20_Text"><text:span text:style-name="Source_20_Text"><text:s text:c="24"/>"h1 { font-size:4cm; text-align: center; color: black;"</text:span></text:p>
        <text:p text:style-name="Preformatted_20_Text"><text:span text:style-name="Source_20_Text"><text:s text:c="24"/>"}&lt;/style&gt;&lt;/head&gt;"</text:span></text:p>
        <text:p text:style-name="Preformatted_20_Text"><text:span text:style-name="Source_20_Text"><text:s text:c="24"/>"&lt;body&gt;&lt;h1&gt;Not Found <text:s/>(HTTP 404)&lt;/h1&gt;&lt;/body&gt;&lt;/html&gt;\r\n";</text:span></text:p>
        <text:p text:style-name="Preformatted_20_Text"><text:span text:style-name="Source_20_Text"><text:s text:c="16"/>s_len = send(socket_of_accept, response, strlen(response), 0);</text:span></text:p>
        <text:p text:style-name="Preformatted_20_Text"><text:span text:style-name="Source_20_Text"><text:s text:c="16"/>if (s_len == -1){</text:span></text:p>
        <text:p text:style-name="Preformatted_20_Text"><text:span text:style-name="Source_20_Text"><text:s text:c="20"/>printf("Error: failed to send message %s to client %d\n", response, socket_of_accept);</text:span></text:p>
        <text:p text:style-name="Preformatted_20_Text"><text:span text:style-name="Source_20_Text"><text:s text:c="20"/>close(socket_of_accept);</text:span></text:p>
        <text:p text:style-name="Preformatted_20_Text"><text:span text:style-name="Source_20_Text"><text:s text:c="20"/>exit(1);</text:span></text:p>
        <text:p text:style-name="Preformatted_20_Text"><text:span text:style-name="Source_20_Text"><text:s text:c="16"/>}</text:span></text:p>
        <text:p text:style-name="Preformatted_20_Text"><text:span text:style-name="Source_20_Text"><text:s text:c="16"/>close(socket_of_accept);</text:span></text:p>
        <text:p text:style-name="Preformatted_20_Text"><text:span text:style-name="Source_20_Text"><text:s text:c="12"/>}else {</text:span></text:p>
        <text:p text:style-name="Preformatted_20_Text"/>
        <text:p text:style-name="Preformatted_20_Text"><text:span text:style-name="Source_20_Text"><text:s text:c="16"/>if(S_ISDIR(st.st_mode)){/*directory*/</text:span></text:p>
        <text:p text:style-name="Preformatted_20_Text"/>
        <text:p text:style-name="Preformatted_20_Text"><text:span text:style-name="Source_20_Text"><text:s text:c="20"/>if((dir = opendir (path)) != NULL){</text:span></text:p>
        <text:p text:style-name="Preformatted_20_Text"/>
        <text:p text:style-name="Preformatted_20_Text"/>
        <text:p text:style-name="Preformatted_20_Text"><text:span text:style-name="Source_20_Text"><text:s text:c="24"/>send_content(fd, socket_of_accept,1,path);</text:span></text:p>
        <text:p text:style-name="Preformatted_20_Text"/>
        <text:p text:style-name="Preformatted_20_Text"><text:span text:style-name="Source_20_Text"><text:s text:c="24"/>close(socket_of_accept);</text:span></text:p>
        <text:p text:style-name="Preformatted_20_Text"/>
        <text:p text:style-name="Preformatted_20_Text"><text:span text:style-name="Source_20_Text"><text:s text:c="20"/>}else{</text:span></text:p>
        <text:p text:style-name="Preformatted_20_Text"><text:span text:style-name="Source_20_Text"><text:s text:c="24"/>printf("Error: failed to open directory: %s\n", path);</text:span></text:p>
        <text:p text:style-name="Preformatted_20_Text"><text:span text:style-name="Source_20_Text"><text:s text:c="20"/>}</text:span></text:p>
        <text:p text:style-name="Preformatted_20_Text"/>
        <text:p text:style-name="Preformatted_20_Text"/>
        <text:p text:style-name="Preformatted_20_Text"><text:span text:style-name="Source_20_Text"><text:s text:c="16"/>}else if(S_ISREG(st.st_mode) &amp;&amp; st.st_size != 0){/*regular file*/</text:span></text:p>
        <text:p text:style-name="Preformatted_20_Text"/>
        <text:p text:style-name="Preformatted_20_Text"/>
        <text:p text:style-name="Preformatted_20_Text"><text:span text:style-name="Source_20_Text"><text:s text:c="20"/>fd=open(path,O_RDONLY);</text:span></text:p>
        <text:p text:style-name="Preformatted_20_Text"><text:span text:style-name="Source_20_Text"><text:s text:c="20"/>send_content(fd, socket_of_accept,0,path);</text:span></text:p>
        <text:p text:style-name="Preformatted_20_Text"/>
        <text:p text:style-name="Preformatted_20_Text"><text:span text:style-name="Source_20_Text"><text:s text:c="20"/>close(file);</text:span></text:p>
        <text:p text:style-name="Preformatted_20_Text"><text:span text:style-name="Source_20_Text"><text:s text:c="20"/>close(socket_of_accept);</text:span></text:p>
        <text:p text:style-name="Preformatted_20_Text"/>
        <text:p text:style-name="Preformatted_20_Text"/>
        <text:p text:style-name="Preformatted_20_Text"><text:span text:style-name="Source_20_Text"><text:s text:c="16"/>}</text:span></text:p>
        <text:p text:style-name="Preformatted_20_Text"/>
        <text:p text:style-name="Preformatted_20_Text"><text:span text:style-name="Source_20_Text"><text:s text:c="16"/>else{/*empty file*/</text:span></text:p>
        <text:p text:style-name="Preformatted_20_Text"><text:span text:style-name="Source_20_Text"><text:s text:c="20"/>char response[] = "HTTP/1.0 200 OK\r\n"</text:span></text:p>
        <text:p text:style-name="Preformatted_20_Text"><text:span text:style-name="Source_20_Text"><text:s text:c="28"/>"Content-Type: text/html; charset=UTF-8\r\n\r\n"</text:span></text:p>
        <text:p text:style-name="Preformatted_20_Text"><text:span text:style-name="Source_20_Text"><text:s text:c="28"/>"&lt;doctype !html&gt;&lt;html&gt;&lt;head&gt;&lt;title&gt;&lt;/title&gt;"</text:span></text:p>
        <text:p text:style-name="Preformatted_20_Text"><text:span text:style-name="Source_20_Text"><text:s text:c="28"/>"&lt;style&gt;body"</text:span></text:p>
        <text:p text:style-name="Preformatted_20_Text"><text:span text:style-name="Source_20_Text"><text:s text:c="28"/>"h1 { font-size:4cm; text-align: center; color: black;"</text:span></text:p>
        <text:p text:style-name="Preformatted_20_Text"><text:span text:style-name="Source_20_Text"><text:s text:c="28"/>"}&lt;/style&gt;&lt;/head&gt;"</text:span></text:p>
        <text:p text:style-name="Preformatted_20_Text"><text:span text:style-name="Source_20_Text"><text:s text:c="28"/>"&lt;body&gt;&lt;h1&gt; &lt;/h1&gt;&lt;/body&gt;&lt;/html&gt;\r\n";</text:span></text:p>
        <text:p text:style-name="Preformatted_20_Text"><text:span text:style-name="Source_20_Text"><text:s text:c="20"/>s_len = send(socket_of_accept, response, strlen(response), 0);</text:span></text:p>
        <text:p text:style-name="Preformatted_20_Text"><text:span text:style-name="Source_20_Text"><text:s text:c="20"/>if (s_len == -1){</text:span></text:p>
        <text:p text:style-name="Preformatted_20_Text"><text:span text:style-name="Source_20_Text"><text:s text:c="24"/>printf("Error: failed to send message %s to client %d\n", response, socket_of_accept);</text:span></text:p>
        <text:p text:style-name="Preformatted_20_Text"><text:span text:style-name="Source_20_Text"><text:s text:c="24"/>close(socket_of_accept);</text:span></text:p>
        <text:p text:style-name="Preformatted_20_Text"><text:span text:style-name="Source_20_Text"><text:s text:c="24"/>exit(1);</text:span></text:p>
        <text:p text:style-name="Preformatted_20_Text"/>
        <text:p text:style-name="Preformatted_20_Text"><text:span text:style-name="Source_20_Text"><text:s text:c="20"/>}</text:span></text:p>
        <text:p text:style-name="Preformatted_20_Text"><text:span text:style-name="Source_20_Text"><text:s text:c="16"/>}</text:span></text:p>
        <text:p text:style-name="Preformatted_20_Text"><text:span text:style-name="Source_20_Text"><text:s text:c="12"/>}</text:span></text:p>
        <text:p text:style-name="Preformatted_20_Text"/>
        <text:p text:style-name="Preformatted_20_Text"><text:span text:style-name="Source_20_Text"><text:s text:c="8"/>}else{/*full queue*/</text:span></text:p>
        <text:p text:style-name="Preformatted_20_Text"><text:soft-page-break/><text:span text:style-name="Source_20_Text"><text:s text:c="12"/>/*send (HTTP 503)*/</text:span></text:p>
        <text:p text:style-name="Preformatted_20_Text"/>
        <text:p text:style-name="Preformatted_20_Text"><text:span text:style-name="Source_20_Text"><text:s text:c="12"/>char response[3000] = "HTTP/1.0 200 OK\r\n"</text:span></text:p>
        <text:p text:style-name="Preformatted_20_Text"><text:span text:style-name="Source_20_Text"><text:s text:c="20"/>"Content-Type: text/html; charset=UTF-8\r\n\r\n"</text:span></text:p>
        <text:p text:style-name="Preformatted_20_Text"><text:span text:style-name="Source_20_Text"><text:s text:c="20"/>"&lt;doctype !html&gt;&lt;html&gt;&lt;head&gt;&lt;title&gt;&lt;/title&gt;"</text:span></text:p>
        <text:p text:style-name="Preformatted_20_Text"><text:span text:style-name="Source_20_Text"><text:s text:c="20"/>"&lt;style&gt;body"</text:span></text:p>
        <text:p text:style-name="Preformatted_20_Text"><text:span text:style-name="Source_20_Text"><text:s text:c="20"/>"h1 { font-size:4cm; text-align: center; color: black;"</text:span></text:p>
        <text:p text:style-name="Preformatted_20_Text"><text:span text:style-name="Source_20_Text"><text:s text:c="20"/>"}&lt;/style&gt;&lt;/head&gt;"</text:span></text:p>
        <text:p text:style-name="Preformatted_20_Text"><text:span text:style-name="Source_20_Text"><text:s text:c="20"/>"&lt;body&gt;&lt;h1&gt;Service Unavailable <text:s/>(HTTP 503)&lt;/h1&gt;&lt;/body&gt;&lt;/html&gt;\r\n";</text:span></text:p>
        <text:p text:style-name="Preformatted_20_Text"><text:span text:style-name="Source_20_Text"><text:s text:c="12"/>s_len = send(socket_of_accept, response, strlen(response), 0);</text:span></text:p>
        <text:p text:style-name="Preformatted_20_Text"><text:span text:style-name="Source_20_Text"><text:s text:c="12"/>if (s_len == -1){</text:span></text:p>
        <text:p text:style-name="Preformatted_20_Text"><text:span text:style-name="Source_20_Text"><text:s text:c="16"/>printf("Error: unable to send a message %s to: %d\n", response, socket_of_accept);</text:span></text:p>
        <text:p text:style-name="Preformatted_20_Text"><text:span text:style-name="Source_20_Text"><text:s text:c="16"/>close(socket_of_accept);</text:span></text:p>
        <text:p text:style-name="Preformatted_20_Text"><text:span text:style-name="Source_20_Text"><text:s text:c="16"/>exit(1);</text:span></text:p>
        <text:p text:style-name="Preformatted_20_Text"/>
        <text:p text:style-name="Preformatted_20_Text"><text:span text:style-name="Source_20_Text"><text:s text:c="12"/>}</text:span></text:p>
        <text:p text:style-name="Preformatted_20_Text"><text:span text:style-name="Source_20_Text"><text:s text:c="12"/>close(socket_of_accept);</text:span></text:p>
        <text:p text:style-name="Preformatted_20_Text"><text:span text:style-name="Source_20_Text"><text:s text:c="8"/>}</text:span></text:p>
        <text:p text:style-name="Preformatted_20_Text"/>
        <text:p text:style-name="Preformatted_20_Text"/>
        <text:p text:style-name="Preformatted_20_Text"><text:span text:style-name="Source_20_Text"><text:s text:c="4"/>}</text:span></text:p>
        <text:p text:style-name="Preformatted_20_Text"/>
        <text:p text:style-name="Preformatted_20_Text"><text:span text:style-name="Source_20_Text"><text:s text:c="4"/>return 0;</text:span></text:p>
        <text:p text:style-name="Preformatted_20_Text"><text:span text:style-name="Source_20_Text">}</text:span></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pan text:style-name="Source_20_Text">void send_content(int fd, int connfd,int isDir,char* path){</text:span></text:p>
        <text:p text:style-name="Preformatted_20_Text"><text:span text:style-name="Source_20_Text"><text:s text:c="4"/>char line[KB];</text:span></text:p>
        <text:p text:style-name="Preformatted_20_Text"><text:span text:style-name="Source_20_Text"><text:s text:c="4"/>memset(line, 0, sizeof(line));</text:span></text:p>
        <text:p text:style-name="Preformatted_20_Text"/>
        <text:p text:style-name="Preformatted_20_Text"><text:span text:style-name="Source_20_Text"><text:s text:c="4"/>send_to_client(connfd, "HTTP/1.0 200 OK\r\n\r\n");</text:span></text:p>
        <text:p text:style-name="Preformatted_20_Text"/>
        <text:p text:style-name="Preformatted_20_Text"><text:span text:style-name="Source_20_Text"><text:s text:c="4"/>int return_value;</text:span></text:p>
        <text:p text:style-name="Preformatted_20_Text"><text:span text:style-name="Source_20_Text"><text:s text:c="4"/>if(!isDir){</text:span></text:p>
        <text:p text:style-name="Preformatted_20_Text"><text:span text:style-name="Source_20_Text"><text:s text:c="8"/>while ((return_value=read(fd, line, KB)) &gt; 0) {</text:span></text:p>
        <text:p text:style-name="Preformatted_20_Text"><text:span text:style-name="Source_20_Text"><text:s text:c="12"/>send_to_client(connfd, line);</text:span></text:p>
        <text:p text:style-name="Preformatted_20_Text"><text:span text:style-name="Source_20_Text"><text:s text:c="12"/>memset(line, 0, sizeof(line));</text:span></text:p>
        <text:p text:style-name="Preformatted_20_Text"><text:span text:style-name="Source_20_Text"><text:s text:c="8"/>}</text:span></text:p>
        <text:p text:style-name="Preformatted_20_Text"><text:span text:style-name="Source_20_Text"><text:s text:c="8"/>if (return_value &lt; 0){</text:span></text:p>
        <text:p text:style-name="Preformatted_20_Text"><text:span text:style-name="Source_20_Text"><text:s text:c="12"/>perror("Error read");</text:span></text:p>
        <text:p text:style-name="Preformatted_20_Text"><text:span text:style-name="Source_20_Text"><text:s text:c="12"/>send_to_client(connfd, "Error Resorces\n");</text:span></text:p>
        <text:p text:style-name="Preformatted_20_Text"><text:span text:style-name="Source_20_Text"><text:s text:c="12"/>return;</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 text:c="4"/>else {</text:span></text:p>
        <text:p text:style-name="Preformatted_20_Text"><text:span text:style-name="Source_20_Text"><text:s text:c="8"/>DIR <text:s text:c="10"/>*d;</text:span></text:p>
        <text:p text:style-name="Preformatted_20_Text"><text:span text:style-name="Source_20_Text"><text:s text:c="8"/>struct dirent *dir;</text:span></text:p>
        <text:p text:style-name="Preformatted_20_Text"><text:span text:style-name="Source_20_Text"><text:s text:c="8"/>d = opendir(path);</text:span></text:p>
        <text:p text:style-name="Preformatted_20_Text"><text:span text:style-name="Source_20_Text"><text:s text:c="8"/>if (d)</text:span></text:p>
        <text:p text:style-name="Preformatted_20_Text"><text:span text:style-name="Source_20_Text"><text:s text:c="8"/>{</text:span></text:p>
        <text:p text:style-name="Preformatted_20_Text"><text:span text:style-name="Source_20_Text"><text:s text:c="12"/>while ((dir = readdir(d)) != NULL)</text:span></text:p>
        <text:p text:style-name="Preformatted_20_Text"><text:span text:style-name="Source_20_Text"><text:s text:c="12"/>{</text:span></text:p>
        <text:p text:style-name="Preformatted_20_Text"><text:span text:style-name="Source_20_Text"><text:s text:c="16"/>strcpy(line,dir-&gt;d_name);</text:span></text:p>
        <text:p text:style-name="Preformatted_20_Text"><text:span text:style-name="Source_20_Text"><text:s text:c="16"/>strcat(line,"\n");</text:span></text:p>
        <text:p text:style-name="Preformatted_20_Text"><text:span text:style-name="Source_20_Text"><text:s text:c="16"/>send_to_client(connfd,line);</text:span></text:p>
        <text:p text:style-name="Preformatted_20_Text"><text:span text:style-name="Source_20_Text"><text:s text:c="16"/>memset(line, 0, sizeof(line));</text:span></text:p>
        <text:p text:style-name="Preformatted_20_Text"><text:span text:style-name="Source_20_Text"><text:s text:c="12"/>}</text:span></text:p>
        <text:p text:style-name="Preformatted_20_Text"/>
        <text:p text:style-name="Preformatted_20_Text"><text:soft-page-break/><text:span text:style-name="Source_20_Text"><text:s text:c="12"/>closedir(d);</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
        <text:p text:style-name="Preformatted_20_Text"><text:span text:style-name="Source_20_Text">/*enqueue*/</text:span></text:p>
        <text:p text:style-name="Preformatted_20_Text"><text:span text:style-name="Source_20_Text">void enqueue(int data)</text:span></text:p>
        <text:p text:style-name="Preformatted_20_Text"><text:span text:style-name="Source_20_Text">{</text:span></text:p>
        <text:p text:style-name="Preformatted_20_Text"><text:span text:style-name="Source_20_Text"><text:s text:c="4"/>int rc;</text:span></text:p>
        <text:p text:style-name="Preformatted_20_Text"><text:span text:style-name="Source_20_Text"><text:s text:c="4"/>struct node* temp;</text:span></text:p>
        <text:p text:style-name="Preformatted_20_Text"/>
        <text:p text:style-name="Preformatted_20_Text"><text:span text:style-name="Source_20_Text"><text:s text:c="4"/>temp = (struct node *)malloc(1*sizeof(struct node));</text:span></text:p>
        <text:p text:style-name="Preformatted_20_Text"><text:span text:style-name="Source_20_Text"><text:s text:c="4"/>if(temp == NULL){</text:span></text:p>
        <text:p text:style-name="Preformatted_20_Text"><text:span text:style-name="Source_20_Text"><text:s text:c="8"/>printf("Error: couldn't allocate memory\n");</text:span></text:p>
        <text:p text:style-name="Preformatted_20_Text"><text:span text:style-name="Source_20_Text"><text:s text:c="8"/>exit(1);</text:span></text:p>
        <text:p text:style-name="Preformatted_20_Text"><text:span text:style-name="Source_20_Text"><text:s text:c="4"/>}</text:span></text:p>
        <text:p text:style-name="Preformatted_20_Text"><text:span text:style-name="Source_20_Text"><text:s text:c="4"/>temp-&gt;ptr = NULL;</text:span></text:p>
        <text:p text:style-name="Preformatted_20_Text"><text:span text:style-name="Source_20_Text"><text:s text:c="4"/>temp-&gt;info = data;</text:span></text:p>
        <text:p text:style-name="Preformatted_20_Text"/>
        <text:p text:style-name="Preformatted_20_Text"><text:span text:style-name="Source_20_Text"><text:s text:c="4"/>if (pthread_mutex_lock(&amp;lock) !=0){</text:span></text:p>
        <text:p text:style-name="Preformatted_20_Text"><text:span text:style-name="Source_20_Text"><text:s text:c="8"/>printf("Error: failed to lock\n");</text:span></text:p>
        <text:p text:style-name="Preformatted_20_Text"><text:span text:style-name="Source_20_Text"><text:s text:c="8"/>exit(1);</text:span></text:p>
        <text:p text:style-name="Preformatted_20_Text"><text:span text:style-name="Source_20_Text"><text:s text:c="4"/>} </text:span></text:p>
        <text:p text:style-name="Preformatted_20_Text"/>
        <text:p text:style-name="Preformatted_20_Text"/>
        <text:p text:style-name="Preformatted_20_Text"/>
        <text:p text:style-name="Preformatted_20_Text"><text:span text:style-name="Source_20_Text"><text:s text:c="4"/>if (length == 0) /*empty queue*/</text:span></text:p>
        <text:p text:style-name="Preformatted_20_Text"><text:span text:style-name="Source_20_Text"><text:s text:c="4"/>{</text:span></text:p>
        <text:p text:style-name="Preformatted_20_Text"><text:span text:style-name="Source_20_Text"><text:s text:c="8"/>head = temp;</text:span></text:p>
        <text:p text:style-name="Preformatted_20_Text"/>
        <text:p text:style-name="Preformatted_20_Text"><text:span text:style-name="Source_20_Text"><text:s text:c="4"/>}else </text:span></text:p>
        <text:p text:style-name="Preformatted_20_Text"><text:span text:style-name="Source_20_Text"><text:s text:c="4"/>{</text:span></text:p>
        <text:p text:style-name="Preformatted_20_Text"><text:span text:style-name="Source_20_Text"><text:s text:c="8"/>tail-&gt;ptr = temp; </text:span></text:p>
        <text:p text:style-name="Preformatted_20_Text"><text:span text:style-name="Source_20_Text"><text:s text:c="4"/>}</text:span></text:p>
        <text:p text:style-name="Preformatted_20_Text"/>
        <text:p text:style-name="Preformatted_20_Text"><text:span text:style-name="Source_20_Text"><text:s text:c="4"/>tail = temp;</text:span></text:p>
        <text:p text:style-name="Preformatted_20_Text"><text:span text:style-name="Source_20_Text"><text:s text:c="4"/>length++;</text:span></text:p>
        <text:p text:style-name="Preformatted_20_Text"><text:span text:style-name="Source_20_Text"><text:s text:c="4"/>rc = pthread_cond_broadcast(&amp;emp);</text:span></text:p>
        <text:p text:style-name="Preformatted_20_Text"><text:span text:style-name="Source_20_Text"><text:s text:c="4"/>assert(rc==0);</text:span></text:p>
        <text:p text:style-name="Preformatted_20_Text"><text:span text:style-name="Source_20_Text"><text:s text:c="4"/>if (pthread_mutex_unlock(&amp;lock)!=0){</text:span></text:p>
        <text:p text:style-name="Preformatted_20_Text"><text:span text:style-name="Source_20_Text"><text:s text:c="8"/>printf("Error: failed to unlock\n");</text:span></text:p>
        <text:p text:style-name="Preformatted_20_Text"><text:span text:style-name="Source_20_Text"><text:s text:c="8"/>pthread_exit(0);</text:span></text:p>
        <text:p text:style-name="Preformatted_20_Text"><text:span text:style-name="Source_20_Text"><text:s text:c="4"/>}</text:span></text:p>
        <text:p text:style-name="Preformatted_20_Text"/>
        <text:p text:style-name="Preformatted_20_Text"/>
        <text:p text:style-name="Preformatted_20_Text"><text:span text:style-name="Source_20_Text"><text:s text:c="4"/>return;</text:span></text:p>
        <text:p text:style-name="Preformatted_20_Text"><text:span text:style-name="Source_20_Text">}</text:span></text:p>
        <text:p text:style-name="Preformatted_20_Text"/>
        <text:p text:style-name="Preformatted_20_Text"/>
        <text:p text:style-name="Preformatted_20_Text"/>
        <text:p text:style-name="Preformatted_20_Text"/>
        <text:p text:style-name="Preformatted_20_Text"/>
        <text:p text:style-name="Preformatted_20_Text"><text:span text:style-name="Source_20_Text">void send_to_client(int connfd, char* line){</text:span></text:p>
        <text:p text:style-name="Preformatted_20_Text"><text:span text:style-name="Source_20_Text"><text:s text:c="4"/>int nsent, totalsent;</text:span></text:p>
        <text:p text:style-name="Preformatted_20_Text"><text:span text:style-name="Source_20_Text"><text:s text:c="4"/>int notwritten = strlen(line);</text:span></text:p>
        <text:p text:style-name="Preformatted_20_Text"/>
        <text:p text:style-name="Preformatted_20_Text"><text:span text:style-name="Source_20_Text"><text:s text:c="4"/>/* keep looping until nothing left to write*/</text:span></text:p>
        <text:p text:style-name="Preformatted_20_Text"><text:span text:style-name="Source_20_Text"><text:s text:c="4"/>totalsent = 0;</text:span></text:p>
        <text:p text:style-name="Preformatted_20_Text"><text:span text:style-name="Source_20_Text"><text:s text:c="4"/>while (notwritten &gt; 0){</text:span></text:p>
        <text:p text:style-name="Preformatted_20_Text"><text:span text:style-name="Source_20_Text"><text:s text:c="8"/>/* notwritten = how much we have left to write</text:span></text:p>
        <text:p text:style-name="Preformatted_20_Text"><text:span text:style-name="Source_20_Text"><text:s text:c="12"/>totalsent <text:s/>= how much we've written so far</text:span></text:p>
        <text:p text:style-name="Preformatted_20_Text"><text:span text:style-name="Source_20_Text"><text:s text:c="12"/>nsent = how much we've written in last write() call */</text:span></text:p>
        <text:p text:style-name="Preformatted_20_Text"><text:span text:style-name="Source_20_Text"><text:s text:c="8"/>nsent = write(connfd, line + totalsent, notwritten);</text:span></text:p>
        <text:p text:style-name="Preformatted_20_Text"><text:soft-page-break/><text:span text:style-name="Source_20_Text"><text:s text:c="8"/>assert(nsent&gt;=0); // check if error occured (client closed connection?)</text:span></text:p>
        <text:p text:style-name="Preformatted_20_Text"/>
        <text:p text:style-name="Preformatted_20_Text"><text:span text:style-name="Source_20_Text"><text:s text:c="8"/>totalsent <text:s/>+= nsent;</text:span></text:p>
        <text:p text:style-name="Preformatted_20_Text"><text:span text:style-name="Source_20_Text"><text:s text:c="8"/>notwritten -= nsent;</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pan text:style-name="Source_20_Text">/*dequeue*/</text:span></text:p>
        <text:p text:style-name="Preformatted_20_Text"><text:span text:style-name="Source_20_Text">void* dequeue(void* ptr)</text:span></text:p>
        <text:p text:style-name="Preformatted_20_Text"><text:span text:style-name="Source_20_Text">{</text:span></text:p>
        <text:p text:style-name="Preformatted_20_Text"><text:span text:style-name="Source_20_Text"><text:s text:c="4"/>int rc;</text:span></text:p>
        <text:p text:style-name="Preformatted_20_Text"><text:span text:style-name="Source_20_Text"><text:s text:c="4"/>int i=0;</text:span></text:p>
        <text:p text:style-name="Preformatted_20_Text"><text:span text:style-name="Source_20_Text"><text:s text:c="4"/>int thread = *((int*)ptr);</text:span></text:p>
        <text:p text:style-name="Preformatted_20_Text"/>
        <text:p text:style-name="Preformatted_20_Text"><text:span text:style-name="Source_20_Text"><text:s text:c="4"/>struct node* temp;</text:span></text:p>
        <text:p text:style-name="Preformatted_20_Text"/>
        <text:p text:style-name="Preformatted_20_Text"><text:span text:style-name="Source_20_Text"><text:s text:c="4"/>while(finished){</text:span></text:p>
        <text:p text:style-name="Preformatted_20_Text"/>
        <text:p text:style-name="Preformatted_20_Text"><text:span text:style-name="Source_20_Text"><text:s text:c="8"/>if (pthread_mutex_lock(&amp;lock) !=0){</text:span></text:p>
        <text:p text:style-name="Preformatted_20_Text"><text:span text:style-name="Source_20_Text"><text:s text:c="12"/>printf("Error: lock has been failed\n");</text:span></text:p>
        <text:p text:style-name="Preformatted_20_Text"><text:span text:style-name="Source_20_Text"><text:s text:c="12"/>pthread_exit(0);</text:span></text:p>
        <text:p text:style-name="Preformatted_20_Text"><text:span text:style-name="Source_20_Text"><text:s text:c="8"/>}</text:span></text:p>
        <text:p text:style-name="Preformatted_20_Text"/>
        <text:p text:style-name="Preformatted_20_Text"><text:span text:style-name="Source_20_Text"><text:s text:c="8"/>while (length == 0)</text:span></text:p>
        <text:p text:style-name="Preformatted_20_Text"><text:span text:style-name="Source_20_Text"><text:s text:c="8"/>{</text:span></text:p>
        <text:p text:style-name="Preformatted_20_Text"><text:span text:style-name="Source_20_Text"><text:s text:c="12"/>rc = pthread_cond_wait(&amp;emp, &amp;lock);</text:span></text:p>
        <text:p text:style-name="Preformatted_20_Text"><text:span text:style-name="Source_20_Text"><text:s text:c="12"/>assert(rc == 0);</text:span></text:p>
        <text:p text:style-name="Preformatted_20_Text"><text:span text:style-name="Source_20_Text"><text:s text:c="8"/>}</text:span></text:p>
        <text:p text:style-name="Preformatted_20_Text"/>
        <text:p text:style-name="Preformatted_20_Text"><text:span text:style-name="Source_20_Text"><text:s text:c="8"/>int info = head-&gt;info;</text:span></text:p>
        <text:p text:style-name="Preformatted_20_Text"><text:span text:style-name="Source_20_Text"><text:s text:c="8"/>temp = head;</text:span></text:p>
        <text:p text:style-name="Preformatted_20_Text"><text:span text:style-name="Source_20_Text"><text:s text:c="8"/>head = head-&gt;ptr;</text:span></text:p>
        <text:p text:style-name="Preformatted_20_Text"><text:span text:style-name="Source_20_Text"><text:s text:c="8"/>free(temp);</text:span></text:p>
        <text:p text:style-name="Preformatted_20_Text"/>
        <text:p text:style-name="Preformatted_20_Text"/>
        <text:p text:style-name="Preformatted_20_Text"><text:span text:style-name="Source_20_Text"><text:s text:c="8"/>length--;</text:span></text:p>
        <text:p text:style-name="Preformatted_20_Text"><text:span text:style-name="Source_20_Text"><text:s text:c="8"/>rc = pthread_cond_broadcast(&amp;emp);</text:span></text:p>
        <text:p text:style-name="Preformatted_20_Text"><text:span text:style-name="Source_20_Text"><text:s text:c="8"/>assert(rc==0);</text:span></text:p>
        <text:p text:style-name="Preformatted_20_Text"><text:span text:style-name="Source_20_Text"><text:s text:c="8"/>if (pthread_mutex_unlock(&amp;lock)!=0){</text:span></text:p>
        <text:p text:style-name="Preformatted_20_Text"><text:span text:style-name="Source_20_Text"><text:s text:c="12"/>printf("Error: unlock has been failed\n");</text:span></text:p>
        <text:p text:style-name="Preformatted_20_Text"><text:span text:style-name="Source_20_Text"><text:s text:c="12"/>pthread_exit(0);</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 text:c="4"/>pthread_exit(0);</text:span></text:p>
        <text:p text:style-name="P63"><text:span text:style-name="Source_20_Text">}</text:span></text:p>
        <text:p text:style-name="P65"><text:bookmark text:name="wmd-redo-button"/><text:bookmark text:name="wmd-undo-button"/><text:bookmark text:name="wmd-spacer3"/><text:bookmark text:name="wmd-hr-button"/><text:bookmark text:name="wmd-heading-button"/><text:bookmark text:name="wmd-ulist-button"/><text:bookmark text:name="wmd-olist-button"/><text:bookmark text:name="wmd-spacer2"/><text:bookmark text:name="wmd-image-button"/><text:bookmark text:name="wmd-code-button"/><text:bookmark text:name="wmd-quote-button"/><text:bookmark text:name="wmd-link-button"/><text:bookmark text:name="wmd-spacer1"/><text:bookmark text:name="wmd-italic-button"/><text:bookmark text:name="wmd-bold-button"/><text:bookmark text:name="wmd-button-row"/><text:bookmark text:name="new-answer"/></text:p>
      </text:section>
      <text:p text:style-name="P34"/>
      <text:p text:style-name="P14"><text:a xlink:type="simple" xlink:href="http://sanjeewamalalgoda.blogspot.com/2010/05/java-micro-edition-code-for-logarithams.html" text:style-name="Internet_20_link" text:visited-style-name="Visited_20_Internet_20_Link">http://sanjeewamalalgoda.blogspot.com/2010/05/java-micro-edition-code-for-logarithams.html</text:a> <text:span text:style-name="T22">(Go through before 12.)</text:span></text:p>
      <text:p text:style-name="P14"/>
      <text:p text:style-name="P17">REQUEST SENT FROM MOZILLA ON LOCAL MACHINE:</text:p>
      <text:p text:style-name="P17">GET / HTTP/1.1</text:p>
      <text:p text:style-name="P17">Host: localhost:8888</text:p>
      <text:p text:style-name="P17">User-Agent: Mozilla/5.0 (X11; Ubuntu; Linux x86_64; rv:83.0) Gecko/20100101 Firefox/83.0</text:p>
      <text:p text:style-name="P17"><text:soft-page-break/>Accept: text/html,application/xhtml+xml,application/xml;q=0.9,image/webp,*/*;q=0.8</text:p>
      <text:p text:style-name="P17">Accept-Language: en-US,en;q=0.5</text:p>
      <text:p text:style-name="P17">Accept-Encoding: gzip, deflate</text:p>
      <text:p text:style-name="P17">Connection: keep-alive</text:p>
      <text:p text:style-name="P17">Upgrade-Insecure-Requests: 1</text:p>
      <text:p text:style-name="P17"/>
      <text:p text:style-name="P17">----------------------------------------------------------------------------------------------------------------</text:p>
      <text:p text:style-name="P17"><text:a xlink:type="simple" xlink:href="https://github.com/labcoder/simple-webserver" text:style-name="Internet_20_link" text:visited-style-name="Visited_20_Internet_20_Link">https://github.com/labcoder/simple-webserver</text:a></text:p>
      <text:p text:style-name="P17"><text:a xlink:type="simple" xlink:href="https://github.com/gtungatkar/Simple-HTTP-server/blob/master/src/http_server.c" text:style-name="Internet_20_link" text:visited-style-name="Visited_20_Internet_20_Link">https://github.com/gtungatkar/Simple-HTTP-server/blob/master/src/http_server.c</text:a></text:p>
      <text:p text:style-name="P17"/>
      <text:p text:style-name="P17"><text:a xlink:type="simple" xlink:href="https://github.com/Alaincruzc90/WebServerC" text:style-name="Internet_20_link" text:visited-style-name="Visited_20_Internet_20_Link">https://github.com/Alaincruzc90/WebServerC</text:a> <text:span text:style-name="T25">(This is what is to be done)</text:span></text:p>
      <text:p text:style-name="P17"><text:a xlink:type="simple" xlink:href="https://github.com/daskalGeorge/SimpleWebServer/tree/0fcfba0dd3cb06e7ec70f2f43a4ecfb0bf004aa4/src" text:style-name="Internet_20_link" text:visited-style-name="Visited_20_Internet_20_Link">https://github.com/daskalGeorge/SimpleWebServer/tree/0fcfba0dd3cb06e7ec70f2f43a4ecfb0bf004aa4/src</text:a></text:p>
      <text:p text:style-name="P17"/>
      <text:p text:style-name="P17"><text:a xlink:type="simple" xlink:href="https://github.com/cartermckinnon/simple-webserver/blob/master/simple_webserver/main.c" text:style-name="Internet_20_link" text:visited-style-name="Visited_20_Internet_20_Link">https://github.com/cartermckinnon/simple-webserver/blob/master/simple_webserver/main.c</text:a></text:p>
      <text:p text:style-name="P17"><text:a xlink:type="simple" xlink:href="https://www.tutorialspoint.com/http/http_requests.htm" text:style-name="Internet_20_link" text:visited-style-name="Visited_20_Internet_20_Link">https://www.tutorialspoint.com/http/http_requests.htm</text:a></text:p>
      <text:p text:style-name="P17"/>
      <text:p text:style-name="P17"><text:a xlink:type="simple" xlink:href="https://github.com/gabeharms/Multi-Threaded-Web-Server/blob/master/Source%20Files/server.c" text:style-name="Internet_20_link" text:visited-style-name="Visited_20_Internet_20_Link">https://github.com/gabeharms/Multi-Threaded-Web-Server/blob/master/Source%20Files/server.c</text:a></text:p>
      <text:p text:style-name="P17"/>
      <text:p text:style-name="P17"/>
      <text:p text:style-name="P17"/>
      <text:p text:style-name="P18">TO TEST THE HTTP SERVER USE TELNET:</text:p>
      <text:p text:style-name="P18">Just follow the instructions to get ip address of the system and connect to the server using the command given and test using the appropriate header.</text:p>
      <text:p text:style-name="P18"><text:a xlink:type="simple" xlink:href="https://github.com/yangjuns/liso_web_server" text:style-name="Internet_20_link" text:visited-style-name="Visited_20_Internet_20_Link">https://github.com/yangjuns/liso_web_server</text:a></text:p>
      <text:p text:style-name="P18"/>
      <text:p text:style-name="P18"/>
      <text:p text:style-name="P18">A client that supports persistent connections <text:span text:style-name="Strong_20_Emphasis">MAY</text:span> "pipeline" its requests (i.e., send multiple requests without waiting for each response). A server MUST send its responses to those requests in the same order that the requests were received.</text:p>
      <text:p text:style-name="P18"/>
      <text:p text:style-name="P18">-----------------------------------------------------------------------------------------------------------------------</text:p>
      <text:p text:style-name="P18">Use port 8888 instead of port 80. </text:p>
      <text:p text:style-name="P18">You will implement a multi-threaded web server, one thread per client connection. This will allow your web server to simultaneously handle requests from multiple clients. </text:p>
      <text:p text:style-name="P18"/>
      <text:p text:style-name="P19">Your server should implement parts of the HTTP 1.1 protocol,</text:p>
      <text:p text:style-name="P19"><text:s/>which maintains an open socket connection to the client after the response is sent (HTTP 1.0 closes the connection as soon as the response is sent to the client).</text:p>
      <text:p text:style-name="P19">HTTP 1.1 makes subsequent communication with the client faster by not having to repeat the TCP connection protocol. </text:p>
      <text:p text:style-name="P19"/>
      <text:p text:style-name="P19">However, your server must prevent too many simultaneous connections: if the total number of simultaneous open connections gets above some max_connections threshold value (pick something small to test like 5), your server will start closing the oldest open connections and their associated server threads will die.</text:p>
      <text:p text:style-name="P19"/>
      <text:p text:style-name="P19">The killed server thread should clean up any shared state and close its end of the socket before dying.</text:p>
      <text:p text:style-name="P19"><text:s/><text:line-break/>Remember that connections can be closed other ways too. For example, the client-side can close the <text:soft-page-break/>connection. In this case the associated server thread should detect that the socket was closed, clean up any shared state, and exit. </text:p>
      <text:p text:style-name="P19"/>
      <text:p text:style-name="P19"/>
      <text:p text:style-name="P19">It should return appropriate status codes, including 200, 400, 403, and 404. If the server returns an error code to a client, it should also return headers and a message body with a simple error page. For example: <text:line-break/>"&lt;html&gt;&lt;body&gt;Not Found&lt;/body&gt;&lt;/html&gt;" </text:p>
      <text:p text:style-name="P19"/>
      <text:p text:style-name="P19">It should support the headers Content-Length, Content-Type, and Date. </text:p>
      <text:p text:style-name="P19">Your web server should be free of memory access errors (i.e have no valgrind errors), and it should be well designed and well commented. </text:p>
      <text:p text:style-name="P19"/>
      <text:p text:style-name="P20">DESIGN:</text:p>
      <text:p text:style-name="P32">create a listen socket on port 8888 </text:p>
      <text:list xml:id="list591291394" text:style-name="L9">
        <text:list-item>
          <text:p text:style-name="P81">enter an infinite loop: </text:p>
          <text:list>
            <text:list-item>
              <text:p text:style-name="P81">accept the next connection </text:p>
            </text:list-item>
            <text:list-item>
              <text:p text:style-name="P81">if there are already max connections, kill the oldest thread by sending it a SIGALRM signal. </text:p>
            </text:list-item>
            <text:list-item>
              <text:p text:style-name="P81">create a new thread to handle the new client's connection, passing it the socket returned by accept. </text:p>
            </text:list-item>
            <text:list-item>
              <text:p text:style-name="P74">the worker thread main function should be an infinite loop that only exits if there is an error condition returned by a system call, or if the thread receives a SIGALRM from the main thread and kills itself. Otherwise, the worker threads continue to handle HTTP requests from the client. </text:p>
              <text:p text:style-name="P74">Before a thread dies, it should close its end of the socket and clean up any other global state necessary for correct functioning of your web server. </text:p>
            </text:list-item>
          </text:list>
        </text:list-item>
      </text:list>
      <text:p text:style-name="P20"/>
      <text:p text:style-name="P20">The main server thread should be in an infinite loop, waiting to accept the next client connection. It should exit only when it gets appropriate error return values from accept, send, recv, read, write, ... </text:p>
      <text:p text:style-name="P20"/>
      <text:h text:style-name="P37" text:outline-level="4">Signals and Sockets and Threads</text:h>
      <text:p text:style-name="P20"/>
      <text:p text:style-name="P32">In Unix, sockets have a file interface and threads can close sockets just like they would close a file by calling close: </text:p>
      <text:p text:style-name="Preformatted_20_Text">int fd = socket();</text:p>
      <text:p text:style-name="Preformatted_20_Text">...</text:p>
      <text:p text:style-name="P63">close(fd); </text:p>
      <text:p text:style-name="P63">Your web server's main thread will send a worker thread a SIGALRM signal when it wants the worker thread to exit (and close its connection to the client). To do this, do the following: </text:p>
      <text:p text:style-name="P64">The main thread will register a signal handler function on the SIGALRM signal before entering its main loop (this sets up the signal handler on SIGALRM for all threads): </text:p>
      <text:p text:style-name="Preformatted_20_Text"><text:s text:c="2"/>struct sigaction sa;</text:p>
      <text:p text:style-name="Preformatted_20_Text"/>
      <text:p text:style-name="Preformatted_20_Text"><text:s text:c="2"/>// set all field values in sa to zero using memset:</text:p>
      <text:p text:style-name="Preformatted_20_Text"><text:soft-page-break/><text:s text:c="2"/>memset((void *)(&amp;sa), 0, sizeof(sigacts)); </text:p>
      <text:p text:style-name="Preformatted_20_Text"><text:s text:c="2"/>sigemptyset(&amp;sa.sa_mask);</text:p>
      <text:p text:style-name="Preformatted_20_Text"><text:s text:c="2"/>// name of my signal handler function:</text:p>
      <text:p text:style-name="Preformatted_20_Text"><text:s text:c="2"/>sa.sa_handler = my_sigalrm_handler; <text:s/></text:p>
      <text:p text:style-name="Preformatted_20_Text"><text:s text:c="2"/>sa.sa_flags = 0;</text:p>
      <text:p text:style-name="Preformatted_20_Text"/>
      <text:p text:style-name="Preformatted_20_Text"><text:s text:c="2"/>// register my signal handler with the SIGALRM signal: </text:p>
      <text:p text:style-name="P63"><text:s text:c="2"/>val = sigaction(SIGALRM, &amp;sa, NULL);</text:p>
      <text:p text:style-name="P64">When the main listener thread receives a new connection, it will check to see if there are already a maximum number of connections, and if so, it will send the oldest thread a SIGALRM signal by calling: </text:p>
      <text:p text:style-name="P63">pthread_signal(workers_pthread_tid, SIGALRM); <text:s/></text:p>
      <text:p text:style-name="P64">The signaled worker thread will call the handler function registered on SIGALRM: </text:p>
      <text:p text:style-name="Preformatted_20_Text">void my_sigalrm_handler(int s) {</text:p>
      <text:p text:style-name="Preformatted_20_Text"><text:s text:c="2"/>// clean up any shared state associated with me</text:p>
      <text:p text:style-name="Preformatted_20_Text"><text:s text:c="2"/>// close my socket </text:p>
      <text:p text:style-name="Preformatted_20_Text"><text:s text:c="2"/>// and call pthread_exit to die</text:p>
      <text:p text:style-name="P63">}</text:p>
      <text:p text:style-name="P63">You will have to determine how a signaled thread knows which socket is its own to close. </text:p>
      <text:p text:style-name="P63">Threads will also need to detect and handle other cases when they should exit, and clean up any global state associated with them, including closing their socket before exiting. One place where this may occur is if the client side disconnects and closes its end of the socket. </text:p>
      <text:h text:style-name="P37" text:outline-level="4">HTTP 1.1 and multiple simultaneous connections</text:h>
      <text:p text:style-name="P20">You should use the pthread library to spawn a new server thread each time a client connects to your server. The server thread has a dedicated connection to this client and will keep this connection open and continue to handle GET and HEAD requests from the client.</text:p>
      <text:p text:style-name="P20"/>
      <text:p text:style-name="P20">Your main server thread should return back to its accept loop after spawning the server thread so that it can handle a connection from another client. This way your server can simultaneously handle requests from different clients. Test that this works by connecting to your server from different clients simultaneously and sending multiple requests from these clients. </text:p>
      <text:p text:style-name="P20"/>
      <text:p text:style-name="P32">Remember to link in the pthreads library to compile a pthreads program If you are using the Makefile from my client server example code, it is already included here: </text:p>
      <text:p text:style-name="P63">LIBS = <text:s/>$(LIBDIRS) -pthread</text:p>
      <text:p text:style-name="Text_20_body">If you aren't using my Makefile, include -pthread at the end of the gcc or g++ command line in your makefile. </text:p>
      <text:p text:style-name="P32">The main listener thread should repeat its main loop after spawning a new worker thread (and perhaps killing an old one), and call accept on the listener socket to wait for another client connection. </text:p>
      <text:p text:style-name="P20">f your solution requires any use of shared state among threads, make sure to use a pthread synchronization primitive (likely a pthread_mutex_t) to synchronize the accesses to this shared <text:soft-page-break/>state. Also, think about scope very carefully: threads can only share memory associated with global variables or that is on the heap. Technically, a thread can share state on another thread's stack too (if they have a pointer to it) but I strongly suggest not doing this because the state can be overwritten and modified by the other thread's execution. </text:p>
      <text:p text:style-name="P20"/>
      <text:p text:style-name="P20"><text:a xlink:type="simple" xlink:href="https://www.cs.swarthmore.edu/~newhall/cs87/s12/Labs/lab3.php" text:style-name="Internet_20_link" text:visited-style-name="Visited_20_Internet_20_Link">https://www.cs.swarthmore.edu/~newhall/cs87/s12/Labs/lab3.php</text:a></text:p>
      <text:p text:style-name="P20"/>
      <text:p text:style-name="P20"/>
      <text:p text:style-name="P19"/>
      <text:p text:style-name="P19"><text:a xlink:type="simple" xlink:href="https://github.com/gabeharms/Multi-Threaded-Web-Server" text:style-name="Internet_20_link" text:visited-style-name="Visited_20_Internet_20_Link">https://github.com/gabeharms/Multi-Threaded-Web-Server</text:a></text:p>
      <text:p text:style-name="P19"><text:a xlink:type="simple" xlink:href="https://github.com/truongduy134/HTTP_Server" text:style-name="Internet_20_link" text:visited-style-name="Visited_20_Internet_20_Link">https://github.com/truongduy134/HTTP_Server</text:a></text:p>
      <text:p text:style-name="P19"/>
      <text:p text:style-name="P21">TO DECLARE A TEXT FEILD:</text:p>
      <text:p text:style-name="P21">&lt;div class="field"&gt;</text:p>
      <text:p text:style-name="P21"><text:tab/><text:tab/><text:tab/><text:tab/><text:tab/>&lt;input type="email" placeholder="Email Address"&gt;</text:p>
      <text:p text:style-name="P21"><text:tab/><text:tab/><text:tab/><text:tab/>&lt;/div&gt;</text:p>
      <text:p text:style-name="P22">TO DECLARE A TEXT BOX:</text:p>
      <text:p text:style-name="P22">&lt;div class="field textarea"&gt;</text:p>
      <text:p text:style-name="P22"><text:tab/><text:tab/><text:tab/><text:tab/><text:tab/>&lt;textarea cols="30" rows="10" placeholder&gt;”TYPE your message”&lt;/textarea&gt;</text:p>
      <text:p text:style-name="P22"><text:tab/><text:tab/><text:tab/><text:tab/>&lt;/div&gt;</text:p>
      <text:p text:style-name="P22"/>
      <text:p text:style-name="P22"><text:a xlink:type="simple" xlink:href="https://www.youtube.com/watch?v=ZzntTdwrOyc&amp;feature=emb_logo" text:style-name="Internet_20_link" text:visited-style-name="Visited_20_Internet_20_Link">https://www.youtube.com/watch?v=ZzntTdwrOyc&amp;feature=emb_logo</text:a></text:p>
      <text:p text:style-name="P22"/>
      <text:p text:style-name="P23">In CSS,</text:p>
      <text:p text:style-name="P23">green color ones are: the types like input button textfeild and blue ones are the tags defined in html page fro them</text:p>
      <text:p text:style-name="P23"/>
      <text:p text:style-name="P23"><text:a xlink:type="simple" xlink:href="https://stackoverflow.com/questions/34008206/how-to-create-a-new-text-file-in-c" text:style-name="Internet_20_link" text:visited-style-name="Visited_20_Internet_20_Link">https://stackoverflow.com/questions/34008206/how-to-create-a-new-text-file-in-c</text:a></text:p>
      <text:p text:style-name="P22"/>
      <text:p text:style-name="P22">------------------------------------------------------------------------------------------------------------</text:p>
      <text:p text:style-name="P24">var txt;</text:p>
      <text:p text:style-name="P24">function preload(){</text:p>
      <text:p text:style-name="P24"><text:tab/>txt =loadStrings(“rainbow.txt”);<text:tab/></text:p>
      <text:p text:style-name="P24">}</text:p>
      <text:p text:style-name="P24"/>
      <text:p text:style-name="P24">function setup(){</text:p>
      <text:p text:style-name="P24"><text:tab/>noCanvas();</text:p>
      <text:p text:style-name="P24"><text:tab/>//console.log(txt);</text:p>
      <text:p text:style-name="P24">}</text:p>
      <text:p text:style-name="P24">//One of the things load strings does is give body of text as an array with each element as new line.</text:p>
      <text:p text:style-name="P24"/>
      <text:p text:style-name="P2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5T13:59:53.527440716</meta:creation-date>
    <dc:date>2020-12-25T22:34:06.590643998</dc:date>
    <meta:editing-duration>P1DT20H43M30S</meta:editing-duration>
    <meta:editing-cycles>41</meta:editing-cycles>
    <meta:generator>LibreOffice/6.4.6.2$Linux_X86_64 LibreOffice_project/40$Build-2</meta:generator>
    <meta:document-statistic meta:table-count="0" meta:image-count="0" meta:object-count="0" meta:page-count="20" meta:paragraph-count="694" meta:word-count="5221" meta:character-count="39320" meta:non-whitespace-character-count="31331"/>
  </office:meta>
</office:document-meta>
</file>